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7.31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81.76pt"/>
    </style:style>
    <style:style style:name="co7" style:family="table-column">
      <style:table-column-properties fo:break-before="auto" style:column-width="350.79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94.45pt"/>
    </style:style>
    <style:style style:name="co10" style:family="table-column">
      <style:table-column-properties fo:break-before="auto" style:column-width="191.3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ummary">
      <style:table-properties table:display="true" style:writing-mode="lr-tb" tableooo:tab-color="#ff0000"/>
    </style:style>
    <style:style style:name="ta2" style:family="table" style:master-page-name="PageStyle_5f_Details">
      <style:table-properties table:display="true" style:writing-mode="lr-tb" tableooo:tab-color="#ff00ff"/>
    </style:style>
    <style:style style:name="ta3" style:family="table" style:master-page-name="PageStyle_5f_NAPW_20_Power_20_saving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cc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25">
      <style:table-cell-properties fo:border-bottom="0.74pt solid #8ea9db" fo:background-color="#d9e1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8ea9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ackground-color="#ead1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6d7a8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8ea9db" fo:background-color="#d9e1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8ea9d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c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e0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9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29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5">
      <style:table-cell-properties style:rotation-align="none"/>
      <style:text-properties fo:color="#cc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5">
      <style:table-cell-properties fo:background-color="#ffe599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30">
      <style:table-cell-properties style:rotation-align="none"/>
      <style:text-properties fo:color="#00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5">
      <style:table-cell-properties style:rotation-align="non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5">
      <style:table-cell-properties style:rotation-align="non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f2f9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5">
      <style:table-cell-properties style:rotation-align="none"/>
      <style:text-properties fo:color="#6aa84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30">
      <style:table-cell-properties style:rotation-align="none"/>
      <style:text-properties fo:color="#a64d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style:rotation-align="none"/>
      <style:text-properties fo:color="#6fa8d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77.74pt" svg:height="90pt" svg:x="91.39pt" svg:y="23.24pt" draw:caption-point-x="-11.54pt" draw:caption-point-y="-22.96pt">
              <dc:date>2021-05-06T00:00:00</dc:date>
              <text:p text:style-name="P1">======</text:p>
              <text:p text:style-name="P1">ID#AAAAIdHjFX0</text:p>
              <text:p text:style-name="P1"><text:s text:c="4"/>(2021-05-06 21:12:00)</text:p>
              <text:p text:style-name="P1">Average with bursting</text:p>
              <text:p text:style-name="P1"><text:tab/>-Felix Reta</text:p>
            </office:annotation>
            <text:p>2019 Carrier Advocacy</text:p>
          </table:table-cell>
          <table:table-cell table:style-name="ce6"/>
          <table:table-cell/>
          <table:table-cell table:style-name="ce14" office:value-type="string" calcext:value-type="string">
            <text:p>[Started in November 2018]</text:p>
          </table:table-cell>
          <table:table-cell table:style-name="ce14" table:number-columns-repeated="7"/>
          <table:table-cell table:style-name="ce2" office:value-type="string" calcext:value-type="string">
            <text:p>Months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rrier</text:p>
          </table:table-cell>
          <table:table-cell table:style-name="ce2" office:value-type="string" calcext:value-type="string">
            <text:p>Site Service</text:p>
          </table:table-cell>
          <table:table-cell table:style-name="ce2" office:value-type="string" calcext:value-type="string">
            <text:p>Current MRC</text:p>
          </table:table-cell>
          <table:table-cell table:style-name="ce2" office:value-type="string" calcext:value-type="string">
            <text:p>Negotiated MRC</text:p>
          </table:table-cell>
          <table:table-cell table:style-name="ce2" office:value-type="string" calcext:value-type="string">
            <text:p>Savings</text:p>
          </table:table-cell>
          <table:table-cell table:style-name="ce2" office:value-type="string" calcext:value-type="string">
            <text:p>Savings x12</text:p>
          </table:table-cell>
          <table:table-cell table:style-name="ce2" office:value-type="string" calcext:value-type="string">
            <text:p>4Q2019</text:p>
          </table:table-cell>
          <table:table-cell table:style-name="ce2" office:value-type="string" calcext:value-type="string">
            <text:p>FY2020</text:p>
          </table:table-cell>
          <table:table-cell table:style-name="ce2" office:value-type="string" calcext:value-type="string">
            <text:p>Target start month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Payback period</text:p>
          </table:table-cell>
          <table:table-cell table:style-name="ce2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entury Link</text:p>
          </table:table-cell>
          <table:table-cell table:style-name="ce3" office:value-type="string" calcext:value-type="string">
            <text:p>AWS</text:p>
          </table:table-cell>
          <table:table-cell table:style-name="ce7" office:value-type="float" office:value="5800" calcext:value-type="float">
            <text:p>$5,800</text:p>
          </table:table-cell>
          <table:table-cell table:style-name="ce8" office:value-type="float" office:value="4360.06" calcext:value-type="float">
            <text:p>$4,360</text:p>
          </table:table-cell>
          <table:table-cell table:style-name="ce9" table:formula="of:=[.C3]-[.D3]" office:value-type="float" office:value="1439.94" calcext:value-type="float">
            <text:p>$1,440</text:p>
          </table:table-cell>
          <table:table-cell table:style-name="ce9" table:formula="of:=[.E3]*12" office:value-type="float" office:value="17279.28" calcext:value-type="float">
            <text:p>$17,279</text:p>
          </table:table-cell>
          <table:table-cell table:style-name="ce9" table:formula="of:=[.E3]*3" office:value-type="float" office:value="4319.82" calcext:value-type="float">
            <text:p>$4,320</text:p>
          </table:table-cell>
          <table:table-cell table:style-name="ce9" table:formula="of:=[.E3]*12" office:value-type="float" office:value="17279.28" calcext:value-type="float">
            <text:p>$17,279</text:p>
          </table:table-cell>
          <table:table-cell table:style-name="ce3"/>
          <table:table-cell table:style-name="ce3" office:value-type="string" calcext:value-type="string">
            <text:p>Done</text:p>
          </table:table-cell>
          <table:table-cell table:style-name="ce28"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Comcast</text:p>
          </table:table-cell>
          <table:table-cell table:style-name="ce3" office:value-type="string" calcext:value-type="string">
            <text:p>Seattle DIA</text:p>
          </table:table-cell>
          <table:table-cell table:style-name="ce7" office:value-type="float" office:value="3025" calcext:value-type="float">
            <text:p>$3,025</text:p>
          </table:table-cell>
          <table:table-cell table:style-name="ce8" office:value-type="float" office:value="1430" calcext:value-type="float">
            <text:p>$1,430</text:p>
          </table:table-cell>
          <table:table-cell table:style-name="ce8" table:formula="of:=[.C4]-[.D4]" office:value-type="float" office:value="1595" calcext:value-type="float">
            <text:p>$1,595</text:p>
          </table:table-cell>
          <table:table-cell table:style-name="ce8" table:formula="of:=[.E4]*12" office:value-type="float" office:value="19140" calcext:value-type="float">
            <text:p>$19,140</text:p>
          </table:table-cell>
          <table:table-cell table:style-name="ce9" table:formula="of:=[.E4]*3" office:value-type="float" office:value="4785" calcext:value-type="float">
            <text:p>$4,785</text:p>
          </table:table-cell>
          <table:table-cell table:style-name="ce9" table:formula="of:=[.E4]*12" office:value-type="float" office:value="19140" calcext:value-type="float">
            <text:p>$19,140</text:p>
          </table:table-cell>
          <table:table-cell table:style-name="ce3"/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4]" office:value-type="float" office:value="17.0181818181818" calcext:value-type="float">
            <text:p>17.0</text:p>
          </table:table-cell>
          <table:table-cell table:style-name="ce38" table:formula="of:=[.C4]/[.D4]" office:value-type="float" office:value="2.11538461538462" calcext:value-type="float">
            <text:p>2.11538461538462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Zayo</text:p>
          </table:table-cell>
          <table:table-cell table:style-name="ce3" office:value-type="string" calcext:value-type="string">
            <text:p>Sunnyvale - NAPW</text:p>
          </table:table-cell>
          <table:table-cell table:style-name="ce7" office:value-type="float" office:value="3775" calcext:value-type="float">
            <text:p>$3,775</text:p>
          </table:table-cell>
          <table:table-cell table:style-name="ce8" office:value-type="float" office:value="2840" calcext:value-type="float">
            <text:p>$2,840</text:p>
          </table:table-cell>
          <table:table-cell table:style-name="ce8" table:formula="of:=[.C5]-[.D5]" office:value-type="float" office:value="935" calcext:value-type="float">
            <text:p>$935</text:p>
          </table:table-cell>
          <table:table-cell table:style-name="ce8" table:formula="of:=[.E5]*12" office:value-type="float" office:value="11220" calcext:value-type="float">
            <text:p>$11,220</text:p>
          </table:table-cell>
          <table:table-cell table:style-name="ce9" table:formula="of:=[.E5]*3" office:value-type="float" office:value="2805" calcext:value-type="float">
            <text:p>$2,805</text:p>
          </table:table-cell>
          <table:table-cell table:style-name="ce9" table:formula="of:=[.E5]*12" office:value-type="float" office:value="11220" calcext:value-type="float">
            <text:p>$11,220</text:p>
          </table:table-cell>
          <table:table-cell table:style-name="ce23" office:value-type="date" office:date-value="2019-07-01" calcext:value-type="date">
            <text:p>07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5]" office:value-type="float" office:value="27.0834437086093" calcext:value-type="float">
            <text:p>27.1</text:p>
          </table:table-cell>
          <table:table-cell table:style-name="ce38" table:formula="of:=[.C5]/[.D5]" office:value-type="float" office:value="1.32922535211268" calcext:value-type="float">
            <text:p>1.3292253521126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erizon</text:p>
          </table:table-cell>
          <table:table-cell table:style-name="ce3" office:value-type="string" calcext:value-type="string">
            <text:p>NAPE - NAPW</text:p>
          </table:table-cell>
          <table:table-cell table:style-name="ce7" office:value-type="float" office:value="4018" calcext:value-type="float">
            <text:p>$4,018</text:p>
          </table:table-cell>
          <table:table-cell table:style-name="ce15" office:value-type="float" office:value="0" calcext:value-type="float">
            <text:p>$0</text:p>
          </table:table-cell>
          <table:table-cell table:style-name="ce8" table:formula="of:=[.C6]-[.D6]" office:value-type="float" office:value="4018" calcext:value-type="float">
            <text:p>$4,018</text:p>
          </table:table-cell>
          <table:table-cell table:style-name="ce8" table:formula="of:=[.E6]*12" office:value-type="float" office:value="48216" calcext:value-type="float">
            <text:p>$48,216</text:p>
          </table:table-cell>
          <table:table-cell table:style-name="ce9" table:formula="of:=[.E6]*3" office:value-type="float" office:value="12054" calcext:value-type="float">
            <text:p>$12,054</text:p>
          </table:table-cell>
          <table:table-cell table:style-name="ce9" table:formula="of:=[.E6]*12" office:value-type="float" office:value="48216" calcext:value-type="float">
            <text:p>$48,216</text:p>
          </table:table-cell>
          <table:table-cell table:style-name="ce24" office:value-type="date" office:date-value="2019-09-01" calcext:value-type="date">
            <text:p>9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CR approval, confirmed by Verizon</text:p>
          </table:table-cell>
          <table:table-cell table:style-name="ce36"/>
          <table:table-cell table:style-name="ce38"/>
          <table:table-cell table:number-columns-repeated="1011"/>
        </table:table-row>
        <table:table-row table:style-name="ro1">
          <table:table-cell table:style-name="ce4" office:value-type="string" calcext:value-type="string">
            <text:p>Alpheus</text:p>
          </table:table-cell>
          <table:table-cell table:style-name="ce4" office:value-type="string" calcext:value-type="string">
            <text:p>Austin</text:p>
          </table:table-cell>
          <table:table-cell table:style-name="ce7" office:value-type="float" office:value="5759" calcext:value-type="float">
            <text:p>$5,759</text:p>
          </table:table-cell>
          <table:table-cell table:style-name="ce8" office:value-type="float" office:value="3128.5" calcext:value-type="float">
            <text:p>$3,129</text:p>
          </table:table-cell>
          <table:table-cell table:style-name="ce8" table:formula="of:=[.C7]-[.D7]" office:value-type="float" office:value="2630.5" calcext:value-type="float">
            <text:p>$2,631</text:p>
          </table:table-cell>
          <table:table-cell table:style-name="ce8" table:formula="of:=[.E7]*12" office:value-type="float" office:value="31566" calcext:value-type="float">
            <text:p>$31,566</text:p>
          </table:table-cell>
          <table:table-cell table:style-name="ce9" table:formula="of:=[.E7]*3" office:value-type="float" office:value="7891.5" calcext:value-type="float">
            <text:p>$7,892</text:p>
          </table:table-cell>
          <table:table-cell table:style-name="ce9" table:formula="of:=[.E7]*12" office:value-type="float" office:value="31566" calcext:value-type="float">
            <text:p>$31,566</text:p>
          </table:table-cell>
          <table:table-cell table:style-name="ce24" office:value-type="date" office:date-value="2019-10-01" calcext:value-type="date">
            <text:p>10/2019</text:p>
          </table:table-cell>
          <table:table-cell table:style-name="ce3" office:value-type="string" calcext:value-type="string">
            <office:annotation draw:style-name="gr2" draw:text-style-name="P2" svg:width="591.25pt" svg:height="121.49pt" svg:x="938.24pt" svg:y="117.75pt" draw:caption-point-x="-11.54pt" draw:caption-point-y="-22.99pt">
              <dc:date>2021-05-06T00:00:00</dc:date>
              <text:p text:style-name="P1">======</text:p>
              <text:p text:style-name="P1">ID#AAAAIdHjFXw</text:p>
              <text:p text:style-name="P1"><text:s text:c="4"/>(2021-05-06 21:12:00)</text:p>
              <text:p text:style-name="P1">Pending service order update by carrier to reflect Magic Leap info</text:p>
              <text:p text:style-name="P1"><text:tab/>-Felix Reta</text:p>
              <text:p text:style-name="P1">Received updated order, ono 7/31 sent to Contract Admin</text:p>
              <text:p text:style-name="P1"><text:tab/>-Felix Reta</text:p>
            </office:annotation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7]" office:value-type="float" office:value="19.5565202292065" calcext:value-type="float">
            <text:p>19.6</text:p>
          </table:table-cell>
          <table:table-cell table:style-name="ce38" table:formula="of:=[.C7]/[.D7]" office:value-type="float" office:value="1.84081828352246" calcext:value-type="float">
            <text:p>1.8408182835224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NAPE DIA</text:p>
          </table:table-cell>
          <table:table-cell table:style-name="ce7" office:value-type="float" office:value="9975" calcext:value-type="float">
            <text:p>$9,975</text:p>
          </table:table-cell>
          <table:table-cell table:style-name="ce8" office:value-type="float" office:value="3700" calcext:value-type="float">
            <text:p>$3,700</text:p>
          </table:table-cell>
          <table:table-cell table:style-name="ce9" table:formula="of:=[.C8]-[.D8]" office:value-type="float" office:value="6275" calcext:value-type="float">
            <text:p>$6,275</text:p>
          </table:table-cell>
          <table:table-cell table:style-name="ce9" table:formula="of:=[.E8]*12" office:value-type="float" office:value="75300" calcext:value-type="float">
            <text:p>$75,300</text:p>
          </table:table-cell>
          <table:table-cell table:style-name="ce9" table:formula="of:=[.E8]*3" office:value-type="float" office:value="18825" calcext:value-type="float">
            <text:p>$18,825</text:p>
          </table:table-cell>
          <table:table-cell table:style-name="ce9" table:formula="of:=[.E8]*12" office:value-type="float" office:value="75300" calcext:value-type="float">
            <text:p>$75,300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8]" office:value-type="float" office:value="13.3533834586466" calcext:value-type="float">
            <text:p>13.4</text:p>
          </table:table-cell>
          <table:table-cell table:style-name="ce38" table:formula="of:=[.C8]/[.D8]" office:value-type="float" office:value="2.69594594594595" calcext:value-type="float">
            <text:p>2.6959459459459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DIA Premium-1 Gig</text:p>
          </table:table-cell>
          <table:table-cell table:style-name="ce7" office:value-type="float" office:value="3135" calcext:value-type="float">
            <text:p>$3,135</text:p>
          </table:table-cell>
          <table:table-cell table:style-name="ce10" office:value-type="float" office:value="1850" calcext:value-type="float">
            <text:p>$1,850</text:p>
          </table:table-cell>
          <table:table-cell table:style-name="ce9" table:formula="of:=[.C9]-[.D9]" office:value-type="float" office:value="1285" calcext:value-type="float">
            <text:p>$1,285</text:p>
          </table:table-cell>
          <table:table-cell table:style-name="ce9" table:formula="of:=[.E9]*12" office:value-type="float" office:value="15420" calcext:value-type="float">
            <text:p>$15,420</text:p>
          </table:table-cell>
          <table:table-cell table:style-name="ce9" table:formula="of:=[.E9]*3" office:value-type="float" office:value="3855" calcext:value-type="float">
            <text:p>$3,855</text:p>
          </table:table-cell>
          <table:table-cell table:style-name="ce9" table:formula="of:=[.E9]*12" office:value-type="float" office:value="15420" calcext:value-type="float">
            <text:p>$15,420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9]" office:value-type="float" office:value="21.244019138756" calcext:value-type="float">
            <text:p>21.2</text:p>
          </table:table-cell>
          <table:table-cell table:style-name="ce38" table:formula="of:=[.C9]/[.D9]" office:value-type="float" office:value="1.69459459459459" calcext:value-type="float">
            <text:p>1.6945945945945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DIA Premium-10Gigs</text:p>
          </table:table-cell>
          <table:table-cell table:style-name="ce7" office:value-type="float" office:value="9975" calcext:value-type="float">
            <text:p>$9,975</text:p>
          </table:table-cell>
          <table:table-cell table:style-name="ce10" office:value-type="float" office:value="8578" calcext:value-type="float">
            <text:p>$8,578</text:p>
          </table:table-cell>
          <table:table-cell table:style-name="ce9" table:formula="of:=[.C10]-[.D10]" office:value-type="float" office:value="1397" calcext:value-type="float">
            <text:p>$1,397</text:p>
          </table:table-cell>
          <table:table-cell table:style-name="ce9" table:formula="of:=[.E10]*12" office:value-type="float" office:value="16764" calcext:value-type="float">
            <text:p>$16,764</text:p>
          </table:table-cell>
          <table:table-cell table:style-name="ce9" table:formula="of:=[.E10]*3" office:value-type="float" office:value="4191" calcext:value-type="float">
            <text:p>$4,191</text:p>
          </table:table-cell>
          <table:table-cell table:style-name="ce9" table:formula="of:=[.E10]*12" office:value-type="float" office:value="16764" calcext:value-type="float">
            <text:p>$16,764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10]" office:value-type="float" office:value="30.9581954887218" calcext:value-type="float">
            <text:p>31.0</text:p>
          </table:table-cell>
          <table:table-cell table:style-name="ce38" table:formula="of:=[.C10]/[.D10]" office:value-type="float" office:value="1.16285847516904" calcext:value-type="float">
            <text:p>1.1628584751690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Ethernet PTP ELAN-10Gigs</text:p>
          </table:table-cell>
          <table:table-cell table:style-name="ce7" office:value-type="float" office:value="9000" calcext:value-type="float">
            <text:p>$9,000</text:p>
          </table:table-cell>
          <table:table-cell table:style-name="ce10" office:value-type="float" office:value="7650" calcext:value-type="float">
            <text:p>$7,650</text:p>
          </table:table-cell>
          <table:table-cell table:style-name="ce9" table:formula="of:=[.C11]-[.D11]" office:value-type="float" office:value="1350" calcext:value-type="float">
            <text:p>$1,350</text:p>
          </table:table-cell>
          <table:table-cell table:style-name="ce9" table:formula="of:=[.E11]*12" office:value-type="float" office:value="16200" calcext:value-type="float">
            <text:p>$16,200</text:p>
          </table:table-cell>
          <table:table-cell table:style-name="ce9" table:formula="of:=[.E11]*3" office:value-type="float" office:value="4050" calcext:value-type="float">
            <text:p>$4,050</text:p>
          </table:table-cell>
          <table:table-cell table:style-name="ce9" table:formula="of:=[.E11]*12" office:value-type="float" office:value="16200" calcext:value-type="float">
            <text:p>$16,200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11]" office:value-type="float" office:value="30.6" calcext:value-type="float">
            <text:p>30.6</text:p>
          </table:table-cell>
          <table:table-cell table:style-name="ce38" table:formula="of:=[.C11]/[.D11]" office:value-type="float" office:value="1.17647058823529" calcext:value-type="float">
            <text:p>1.1764705882352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Ethernet PTP ELINE-10Gigs</text:p>
          </table:table-cell>
          <table:table-cell table:style-name="ce7" office:value-type="float" office:value="9000" calcext:value-type="float">
            <text:p>$9,000</text:p>
          </table:table-cell>
          <table:table-cell table:style-name="ce10" office:value-type="float" office:value="7650" calcext:value-type="float">
            <text:p>$7,650</text:p>
          </table:table-cell>
          <table:table-cell table:style-name="ce9" table:formula="of:=[.C12]-[.D12]" office:value-type="float" office:value="1350" calcext:value-type="float">
            <text:p>$1,350</text:p>
          </table:table-cell>
          <table:table-cell table:style-name="ce9" table:formula="of:=[.E12]*12" office:value-type="float" office:value="16200" calcext:value-type="float">
            <text:p>$16,200</text:p>
          </table:table-cell>
          <table:table-cell table:style-name="ce9" table:formula="of:=[.E12]*3" office:value-type="float" office:value="4050" calcext:value-type="float">
            <text:p>$4,050</text:p>
          </table:table-cell>
          <table:table-cell table:style-name="ce9" table:formula="of:=[.E12]*12" office:value-type="float" office:value="16200" calcext:value-type="float">
            <text:p>$16,200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12]" office:value-type="float" office:value="30.6" calcext:value-type="float">
            <text:p>30.6</text:p>
          </table:table-cell>
          <table:table-cell table:style-name="ce38" table:formula="of:=[.C12]/[.D12]" office:value-type="float" office:value="1.17647058823529" calcext:value-type="float">
            <text:p>1.17647058823529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Ethernet PTP-10Gigs</text:p>
          </table:table-cell>
          <table:table-cell table:style-name="ce7" office:value-type="float" office:value="1805" calcext:value-type="float">
            <text:p>$1,805</text:p>
          </table:table-cell>
          <table:table-cell table:style-name="ce10" office:value-type="float" office:value="1588" calcext:value-type="float">
            <text:p>$1,588</text:p>
          </table:table-cell>
          <table:table-cell table:style-name="ce9" table:formula="of:=[.C13]-[.D13]" office:value-type="float" office:value="217" calcext:value-type="float">
            <text:p>$217</text:p>
          </table:table-cell>
          <table:table-cell table:style-name="ce9" table:formula="of:=[.E13]*12" office:value-type="float" office:value="2604" calcext:value-type="float">
            <text:p>$2,604</text:p>
          </table:table-cell>
          <table:table-cell table:style-name="ce9" table:formula="of:=[.E13]*3" office:value-type="float" office:value="651" calcext:value-type="float">
            <text:p>$651</text:p>
          </table:table-cell>
          <table:table-cell table:style-name="ce9" table:formula="of:=[.E13]*12" office:value-type="float" office:value="2604" calcext:value-type="float">
            <text:p>$2,604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Done</text:p>
          </table:table-cell>
          <table:table-cell table:style-name="ce5" office:value-type="string" calcext:value-type="string">
            <text:p>Avoided costly and time consuming circuit move to another carrier</text:p>
          </table:table-cell>
          <table:table-cell table:style-name="ce36" table:formula="of:=36/[.M13]" office:value-type="float" office:value="31.6720221606648" calcext:value-type="float">
            <text:p>31.7</text:p>
          </table:table-cell>
          <table:table-cell table:style-name="ce38" table:formula="of:=[.C13]/[.D13]" office:value-type="float" office:value="1.13664987405542" calcext:value-type="float">
            <text:p>1.1366498740554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Austin</text:p>
          </table:table-cell>
          <table:table-cell table:style-name="ce8" office:value-type="float" office:value="5736" calcext:value-type="float">
            <text:p>$5,736</text:p>
          </table:table-cell>
          <table:table-cell table:style-name="ce8" office:value-type="float" office:value="2698" calcext:value-type="float">
            <text:p>$2,698</text:p>
          </table:table-cell>
          <table:table-cell table:style-name="ce8" table:formula="of:=[.C14]-[.D14]" office:value-type="float" office:value="3038" calcext:value-type="float">
            <text:p>$3,038</text:p>
          </table:table-cell>
          <table:table-cell table:style-name="ce8" table:formula="of:=[.E14]*12" office:value-type="float" office:value="36456" calcext:value-type="float">
            <text:p>$36,456</text:p>
          </table:table-cell>
          <table:table-cell table:style-name="ce3"/>
          <table:table-cell table:style-name="ce8" table:formula="of:=[.E14]*12" office:value-type="float" office:value="36456" calcext:value-type="float">
            <text:p>$36,456</text:p>
          </table:table-cell>
          <table:table-cell table:style-name="ce24" office:value-type="date" office:date-value="2020-06-01" calcext:value-type="date">
            <text:p>6/2020</text:p>
          </table:table-cell>
          <table:table-cell table:style-name="ce5"/>
          <table:table-cell table:style-name="ce5" office:value-type="string" calcext:value-type="string">
            <text:p>CL wants $2k NRC for circuit reduction to 1Gb</text:p>
          </table:table-cell>
          <table:table-cell table:style-name="ce36"/>
          <table:table-cell table:style-name="ce38"/>
          <table:table-cell table:number-columns-repeated="1011"/>
        </table:table-row>
        <table:table-row table:style-name="ro1">
          <table:table-cell table:style-name="ce5" office:value-type="string" calcext:value-type="string">
            <text:p>Comcast</text:p>
          </table:table-cell>
          <table:table-cell table:style-name="ce5" office:value-type="string" calcext:value-type="string">
            <text:p>Austin</text:p>
          </table:table-cell>
          <table:table-cell table:style-name="ce8" office:value-type="float" office:value="5736" calcext:value-type="float">
            <text:p>$5,736</text:p>
          </table:table-cell>
          <table:table-cell table:style-name="ce8" office:value-type="float" office:value="2450" calcext:value-type="float">
            <text:p>$2,450</text:p>
          </table:table-cell>
          <table:table-cell table:style-name="ce8" table:formula="of:=[.C15]-[.D15]" office:value-type="float" office:value="3286" calcext:value-type="float">
            <text:p>$3,286</text:p>
          </table:table-cell>
          <table:table-cell table:style-name="ce8" table:formula="of:=[.E15]*12" office:value-type="float" office:value="39432" calcext:value-type="float">
            <text:p>$39,432</text:p>
          </table:table-cell>
          <table:table-cell table:style-name="ce3"/>
          <table:table-cell table:style-name="ce8" table:formula="of:=[.E15]*12" office:value-type="float" office:value="39432" calcext:value-type="float">
            <text:p>$39,432</text:p>
          </table:table-cell>
          <table:table-cell table:style-name="ce24" office:value-type="date" office:date-value="2020-06-01" calcext:value-type="date">
            <text:p>6/2020</text:p>
          </table:table-cell>
          <table:table-cell table:style-name="ce27"/>
          <table:table-cell table:style-name="ce29"/>
          <table:table-cell table:style-name="ce36"/>
          <table:table-cell table:style-name="ce38"/>
          <table:table-cell table:style-name="ce39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NAPE DIA</text:p>
          </table:table-cell>
          <table:table-cell table:style-name="ce8" office:value-type="float" office:value="3750" calcext:value-type="float">
            <text:p>$3,750</text:p>
          </table:table-cell>
          <table:table-cell table:style-name="ce16" office:value-type="float" office:value="1670" calcext:value-type="float">
            <office:annotation draw:style-name="gr3" draw:text-style-name="P2" svg:width="270.65pt" svg:height="89.97pt" svg:x="389pt" svg:y="259.51pt" draw:caption-point-x="-11.54pt" draw:caption-point-y="-22.99pt">
              <dc:date>2021-05-06T00:00:00</dc:date>
              <text:p text:style-name="P1">======</text:p>
              <text:p text:style-name="P1">ID#AAAAIdHjFX8</text:p>
              <text:p text:style-name="P1"><text:s text:c="4"/>(2021-05-06 21:12:00)</text:p>
              <text:p text:style-name="P1">Consider Hurricane Electric 10Gb @$1500</text:p>
              <text:p text:style-name="P1"><text:tab/>-Felix Reta</text:p>
            </office:annotation>
            <text:p>$1,670</text:p>
          </table:table-cell>
          <table:table-cell table:style-name="ce8" table:formula="of:=[.C16]-[.D16]" office:value-type="float" office:value="2080" calcext:value-type="float">
            <text:p>$2,080</text:p>
          </table:table-cell>
          <table:table-cell table:style-name="ce8" table:formula="of:=[.E16]*12" office:value-type="float" office:value="24960" calcext:value-type="float">
            <text:p>$24,960</text:p>
          </table:table-cell>
          <table:table-cell table:style-name="ce8" table:formula="of:=[.E16]*3" office:value-type="float" office:value="6240" calcext:value-type="float">
            <text:p>$6,240</text:p>
          </table:table-cell>
          <table:table-cell table:style-name="ce8" table:formula="of:=[.E16]*12" office:value-type="float" office:value="24960" calcext:value-type="float">
            <text:p>$24,960</text:p>
          </table:table-cell>
          <table:table-cell table:style-name="ce24" office:value-type="date" office:date-value="2019-12-01" calcext:value-type="date">
            <text:p>12/2019</text:p>
          </table:table-cell>
          <table:table-cell table:style-name="ce27" office:value-type="string" calcext:value-type="string">
            <text:p>Issued CRW2304657, Pending approvals</text:p>
          </table:table-cell>
          <table:table-cell table:style-name="ce29" office:value-type="string" calcext:value-type="string">
            <text:p>Exclude routers, reduce to 1Gb, needs upgrade to 10Gb unless we contract Cogent, assuming $4k</text:p>
          </table:table-cell>
          <table:table-cell table:style-name="ce36" table:formula="of:=36/[.M16]" office:value-type="float" office:value="16.032" calcext:value-type="float">
            <text:p>16.0</text:p>
          </table:table-cell>
          <table:table-cell table:style-name="ce38" table:formula="of:=[.C16]/[.D16]" office:value-type="float" office:value="2.245508982" calcext:value-type="float">
            <text:p>2.245508982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Sunnyvale DIA</text:p>
          </table:table-cell>
          <table:table-cell table:number-columns-repeated="2" table:style-name="ce8" office:value-type="float" office:value="1978" calcext:value-type="float">
            <text:p>$1,978</text:p>
          </table:table-cell>
          <table:table-cell table:style-name="ce8" table:formula="of:=[.C17]-[.D17]" office:value-type="float" office:value="0" calcext:value-type="float">
            <text:p>$0</text:p>
          </table:table-cell>
          <table:table-cell table:style-name="ce8" table:formula="of:=[.E17]*12" office:value-type="float" office:value="0" calcext:value-type="float">
            <text:p>$0</text:p>
          </table:table-cell>
          <table:table-cell table:style-name="ce9" table:formula="of:=[.E17]*3" office:value-type="float" office:value="0" calcext:value-type="float">
            <text:p>$0</text:p>
          </table:table-cell>
          <table:table-cell table:style-name="ce9" table:formula="of:=[.E17]*12" office:value-type="float" office:value="0" calcext:value-type="float">
            <text:p>$0</text:p>
          </table:table-cell>
          <table:table-cell table:style-name="ce24" office:value-type="date" office:date-value="2020-06-01" calcext:value-type="date">
            <text:p>6/2020</text:p>
          </table:table-cell>
          <table:table-cell table:style-name="ce28" office:value-type="string" calcext:value-type="string">
            <text:p>Requested pricing review</text:p>
          </table:table-cell>
          <table:table-cell table:style-name="ce5"/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NAPW DIA</text:p>
          </table:table-cell>
          <table:table-cell table:style-name="ce8" office:value-type="float" office:value="8000" calcext:value-type="float">
            <office:annotation draw:style-name="gr1" draw:text-style-name="P2" svg:width="301.55pt" svg:height="90pt" svg:x="308.83pt" svg:y="291pt" draw:caption-point-x="-11.54pt" draw:caption-point-y="-22.99pt">
              <dc:date>2021-05-06T00:00:00</dc:date>
              <text:p text:style-name="P1">======</text:p>
              <text:p text:style-name="P1">ID#AAAAIdHjFXs</text:p>
              <text:p text:style-name="P1"><text:s text:c="4"/>(2021-05-06 21:12:00)</text:p>
              <text:p text:style-name="P1">Average with bursting</text:p>
              <text:p text:style-name="P1"><text:tab/>-Felix Reta</text:p>
            </office:annotation>
            <text:p>$8,000</text:p>
          </table:table-cell>
          <table:table-cell table:style-name="ce16" office:value-type="float" office:value="4035" calcext:value-type="float">
            <office:annotation draw:style-name="gr1" draw:text-style-name="P2" svg:width="270.65pt" svg:height="90pt" svg:x="389pt" svg:y="291pt" draw:caption-point-x="-11.54pt" draw:caption-point-y="-22.99pt">
              <dc:date>2021-05-06T00:00:00</dc:date>
              <text:p text:style-name="P1">======</text:p>
              <text:p text:style-name="P1">ID#AAAAIdHjFYM</text:p>
              <text:p text:style-name="P1"><text:s text:c="4"/>(2021-05-06 21:12:00)</text:p>
              <text:p text:style-name="P1">Consider Cogent, $2.500</text:p>
              <text:p text:style-name="P1"><text:tab/>-Felix Reta</text:p>
            </office:annotation>
            <text:p>$4,035</text:p>
          </table:table-cell>
          <table:table-cell table:style-name="ce8" table:formula="of:=[.C18]-[.D18]" office:value-type="float" office:value="3965" calcext:value-type="float">
            <text:p>$3,965</text:p>
          </table:table-cell>
          <table:table-cell table:style-name="ce8" table:formula="of:=[.E18]*12" office:value-type="float" office:value="47580" calcext:value-type="float">
            <text:p>$47,580</text:p>
          </table:table-cell>
          <table:table-cell table:style-name="ce9" table:formula="of:=[.E18]*3" office:value-type="float" office:value="11895" calcext:value-type="float">
            <text:p>$11,895</text:p>
          </table:table-cell>
          <table:table-cell table:style-name="ce9" table:formula="of:=[.E18]*12" office:value-type="float" office:value="47580" calcext:value-type="float">
            <text:p>$47,580</text:p>
          </table:table-cell>
          <table:table-cell table:style-name="ce24"/>
          <table:table-cell table:style-name="ce27" office:value-type="string" calcext:value-type="string">
            <text:p>Issued CRW2304624, Pending approvals</text:p>
          </table:table-cell>
          <table:table-cell table:style-name="ce5" office:value-type="string" calcext:value-type="string">
            <text:p>Cogent considered, Legal review not finalized</text:p>
          </table:table-cell>
          <table:table-cell table:style-name="ce37" table:formula="of:=36/[.M18]" office:value-type="float" office:value="18.1575" calcext:value-type="float">
            <text:p>18.2</text:p>
          </table:table-cell>
          <table:table-cell table:style-name="ce38" table:formula="of:=[.C18]/[.D18]" office:value-type="float" office:value="1.982651797" calcext:value-type="float">
            <text:p>1.982651797</text:p>
          </table:table-cell>
          <table:table-cell table:style-name="ce39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NAPE Plantation</text:p>
          </table:table-cell>
          <table:table-cell table:style-name="ce8" office:value-type="float" office:value="6332.5" calcext:value-type="float">
            <text:p>$6,333</text:p>
          </table:table-cell>
          <table:table-cell table:style-name="ce15" table:formula="of:=[.C19]*0.65" office:value-type="float" office:value="4116.125" calcext:value-type="float">
            <text:p>$4,116</text:p>
          </table:table-cell>
          <table:table-cell table:style-name="ce8" table:formula="of:=[.C19]-[.D19]" office:value-type="float" office:value="2216.375" calcext:value-type="float">
            <text:p>$2,216</text:p>
          </table:table-cell>
          <table:table-cell table:style-name="ce8" table:formula="of:=[.E19]*12" office:value-type="float" office:value="26596.5" calcext:value-type="float">
            <text:p>$26,597</text:p>
          </table:table-cell>
          <table:table-cell table:style-name="ce9" table:formula="of:=[.E19]*3" office:value-type="float" office:value="6649.125" calcext:value-type="float">
            <text:p>$6,649</text:p>
          </table:table-cell>
          <table:table-cell table:style-name="ce9" table:formula="of:=[.E19]*12" office:value-type="float" office:value="26596.5" calcext:value-type="float">
            <text:p>$26,597</text:p>
          </table:table-cell>
          <table:table-cell table:style-name="ce25"/>
          <table:table-cell table:style-name="ce28" office:value-type="string" calcext:value-type="string">
            <text:p>Requested pricing review</text:p>
          </table:table-cell>
          <table:table-cell table:style-name="ce31" office:value-type="string" calcext:value-type="string">
            <text:p>Cancellation was approved, but Need to replace firewall and upgrade DIA to 10Gb, considering re-pricing</text:p>
          </table:table-cell>
          <table:table-cell table:style-name="ce37"/>
          <table:table-cell table:style-name="ce38"/>
          <table:table-cell table:number-columns-repeated="1011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NAPW Seattle</text:p>
          </table:table-cell>
          <table:table-cell table:style-name="ce8" office:value-type="float" office:value="5036.42" calcext:value-type="float">
            <text:p>$5,036</text:p>
          </table:table-cell>
          <table:table-cell table:style-name="ce8" office:value-type="float" office:value="4029" calcext:value-type="float">
            <office:annotation draw:style-name="gr1" draw:text-style-name="P2" svg:width="270.65pt" svg:height="90pt" svg:x="389pt" svg:y="322.5pt" draw:caption-point-x="-11.54pt" draw:caption-point-y="-22.99pt">
              <dc:date>2021-05-06T00:00:00</dc:date>
              <text:p text:style-name="P1">======</text:p>
              <text:p text:style-name="P1">ID#AAAAIdHjFYc</text:p>
              <text:p text:style-name="P1"><text:s text:c="4"/>(2021-05-06 21:12:00)</text:p>
              <text:p text:style-name="P1">Comcast 1Gb $1,400</text:p>
              <text:p text:style-name="P1"><text:tab/>-Felix Reta</text:p>
            </office:annotation>
            <text:p>$4,029</text:p>
          </table:table-cell>
          <table:table-cell table:style-name="ce5" table:number-columns-repeated="2"/>
          <table:table-cell table:style-name="ce3" table:formula="of:=[.E20]*3" office:value-type="float" office:value="0" calcext:value-type="float">
            <text:p>0</text:p>
          </table:table-cell>
          <table:table-cell table:style-name="ce3" table:formula="of:=[.E20]*1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tarted negotiation 5/24/19</text:p>
          </table:table-cell>
          <table:table-cell table:style-name="ce32" office:value-type="string" calcext:value-type="string">
            <text:p>Requested quote with reduction to 1Gb, Comcast quoted $1,324 1Gb</text:p>
          </table:table-cell>
          <table:table-cell table:style-name="ce37" table:formula="of:=36/[.M20]" office:value-type="float" office:value="28.79902788" calcext:value-type="float">
            <text:p>28.8</text:p>
          </table:table-cell>
          <table:table-cell table:style-name="ce38" table:formula="of:=[.C20]/[.D20]" office:value-type="float" office:value="1.250042194" calcext:value-type="float">
            <text:p>1.250042194</text:p>
          </table:table-cell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omcast</text:p>
          </table:table-cell>
          <table:table-cell table:style-name="ce5" office:value-type="string" calcext:value-type="string">
            <text:p>NAPW Seattle</text:p>
          </table:table-cell>
          <table:table-cell table:style-name="ce8"/>
          <table:table-cell table:style-name="ce17" office:value-type="float" office:value="1430" calcext:value-type="float">
            <text:p>$1,430</text:p>
          </table:table-cell>
          <table:table-cell table:style-name="ce8"/>
          <table:table-cell table:style-name="ce5"/>
          <table:table-cell table:style-name="ce3" table:number-columns-repeated="2"/>
          <table:table-cell table:style-name="ce24"/>
          <table:table-cell table:style-name="ce28" table:number-columns-repeated="2"/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NAPW Sunnyvale</text:p>
          </table:table-cell>
          <table:table-cell table:style-name="ce8" office:value-type="float" office:value="5699.25" calcext:value-type="float">
            <text:p>$5,699</text:p>
          </table:table-cell>
          <table:table-cell table:style-name="ce15" office:value-type="float" office:value="0" calcext:value-type="float">
            <text:p>$0</text:p>
          </table:table-cell>
          <table:table-cell table:style-name="ce8" table:formula="of:=[.C22]-[.D22]" office:value-type="float" office:value="5699.25" calcext:value-type="float">
            <text:p>$5,699</text:p>
          </table:table-cell>
          <table:table-cell table:style-name="ce8" table:formula="of:=[.E22]*12" office:value-type="float" office:value="68391" calcext:value-type="float">
            <text:p>$68,391</text:p>
          </table:table-cell>
          <table:table-cell table:style-name="ce9" table:formula="of:=[.E22]*3" office:value-type="float" office:value="17097.75" calcext:value-type="float">
            <text:p>$17,098</text:p>
          </table:table-cell>
          <table:table-cell table:style-name="ce9" table:formula="of:=[.E22]*12" office:value-type="float" office:value="68391" calcext:value-type="float">
            <text:p>$68,391</text:p>
          </table:table-cell>
          <table:table-cell table:style-name="ce24" office:value-type="date" office:date-value="2019-12-01" calcext:value-type="date">
            <text:p>12/2019</text:p>
          </table:table-cell>
          <table:table-cell table:style-name="ce28" office:value-type="string" calcext:value-type="string">
            <text:p>Recommend to cancel</text:p>
          </table:table-cell>
          <table:table-cell table:style-name="ce28" office:value-type="string" calcext:value-type="string">
            <text:p>Cancellation approved</text:p>
          </table:table-cell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AWS</text:p>
          </table:table-cell>
          <table:table-cell table:style-name="ce8" office:value-type="float" office:value="5800" calcext:value-type="float">
            <text:p>$5,800</text:p>
          </table:table-cell>
          <table:table-cell table:style-name="ce10" office:value-type="float" office:value="900" calcext:value-type="float">
            <office:annotation draw:style-name="gr1" draw:text-style-name="P2" svg:width="270.65pt" svg:height="90pt" svg:x="389pt" svg:y="369.75pt" draw:caption-point-x="-11.54pt" draw:caption-point-y="-22.99pt">
              <dc:date>2021-05-06T00:00:00</dc:date>
              <text:p text:style-name="P1">======</text:p>
              <text:p text:style-name="P1">ID#AAAAIdHjFYU</text:p>
              <text:p text:style-name="P1"><text:s text:c="4"/>(2021-05-06 21:12:00)</text:p>
              <text:p text:style-name="P1">Requires a $1.8k install NRC</text:p>
              <text:p text:style-name="P1"><text:tab/>-Felix Reta</text:p>
            </office:annotation>
            <text:p>$900</text:p>
          </table:table-cell>
          <table:table-cell table:style-name="ce8" table:formula="of:=[.C23]-[.D23]" office:value-type="float" office:value="4900" calcext:value-type="float">
            <text:p>$4,900</text:p>
          </table:table-cell>
          <table:table-cell table:style-name="ce8" table:formula="of:=[.E23]*12" office:value-type="float" office:value="58800" calcext:value-type="float">
            <text:p>$58,800</text:p>
          </table:table-cell>
          <table:table-cell table:style-name="ce3"/>
          <table:table-cell table:style-name="ce9" table:formula="of:=[.E23]*12" office:value-type="float" office:value="58800" calcext:value-type="float">
            <text:p>$58,800</text:p>
          </table:table-cell>
          <table:table-cell table:style-name="ce26" office:value-type="date" office:date-value="2020-07-01" calcext:value-type="date">
            <text:p>07/2020</text:p>
          </table:table-cell>
          <table:table-cell table:style-name="ce29" office:value-type="string" calcext:value-type="string">
            <text:p>Dependency on CW2300465 and priorities to POC and setup</text:p>
          </table:table-cell>
          <table:table-cell table:style-name="ce28" office:value-type="string" calcext:value-type="string">
            <text:p>Replacing Century Link P2P with Equinix x-connect at NAPE</text:p>
          </table:table-cell>
          <table:table-cell table:style-name="ce37" table:formula="of:=36/[.M23]" office:value-type="float" office:value="5.58620689655172" calcext:value-type="float">
            <text:p>5.6</text:p>
          </table:table-cell>
          <table:table-cell table:style-name="ce38" table:formula="of:=[.C23]/[.D23]" office:value-type="float" office:value="6.44444444444444" calcext:value-type="float">
            <text:p>6.4444444444444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Init7</text:p>
          </table:table-cell>
          <table:table-cell table:style-name="ce4" office:value-type="string" calcext:value-type="string">
            <text:p>Zurich DIA</text:p>
          </table:table-cell>
          <table:table-cell table:style-name="ce8" office:value-type="float" office:value="274" calcext:value-type="float">
            <text:p>$274</text:p>
          </table:table-cell>
          <table:table-cell table:style-name="ce10" office:value-type="float" office:value="274" calcext:value-type="float">
            <text:p>$274</text:p>
          </table:table-cell>
          <table:table-cell table:style-name="ce8" table:formula="of:=[.C24]-[.D24]" office:value-type="float" office:value="0" calcext:value-type="float">
            <text:p>$0</text:p>
          </table:table-cell>
          <table:table-cell table:style-name="ce8" table:formula="of:=[.E24]*12" office:value-type="float" office:value="0" calcext:value-type="float">
            <text:p>$0</text:p>
          </table:table-cell>
          <table:table-cell table:style-name="ce9" table:formula="of:=[.E24]*3" office:value-type="float" office:value="0" calcext:value-type="float">
            <text:p>$0</text:p>
          </table:table-cell>
          <table:table-cell table:style-name="ce9" table:formula="of:=[.E24]*12" office:value-type="float" office:value="0" calcext:value-type="float">
            <text:p>$0</text:p>
          </table:table-cell>
          <table:table-cell table:style-name="ce5"/>
          <table:table-cell table:style-name="ce5" office:value-type="string" calcext:value-type="string">
            <text:p>Started negotiation 5/10</text:p>
          </table:table-cell>
          <table:table-cell table:style-name="ce5" office:value-type="string" calcext:value-type="string">
            <text:p>Negotiating parallel DIA provisioning at new Zurich office at close to $0 cost</text:p>
          </table:table-cell>
          <table:table-cell table:style-name="ce37" table:formula="of:=36/[.M24]" office:value-type="float" office:value="36" calcext:value-type="float">
            <text:p>36.0</text:p>
          </table:table-cell>
          <table:table-cell table:style-name="ce38" table:formula="of:=[.C24]/[.D2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Momentum</text:p>
          </table:table-cell>
          <table:table-cell table:style-name="ce5" office:value-type="string" calcext:value-type="string">
            <text:p>Voice services</text:p>
          </table:table-cell>
          <table:table-cell table:style-name="ce8" office:value-type="float" office:value="7000" calcext:value-type="float">
            <text:p>$7,000</text:p>
          </table:table-cell>
          <table:table-cell table:style-name="ce10" table:formula="of:=[.C25]-[.E25]" office:value-type="float" office:value="2587" calcext:value-type="float">
            <text:p>$2,587</text:p>
          </table:table-cell>
          <table:table-cell table:style-name="ce8" office:value-type="float" office:value="4413" calcext:value-type="float">
            <text:p>$4,413</text:p>
          </table:table-cell>
          <table:table-cell table:style-name="ce8" table:formula="of:=[.E25]*12" office:value-type="float" office:value="52956" calcext:value-type="float">
            <text:p>$52,956</text:p>
          </table:table-cell>
          <table:table-cell table:style-name="ce3"/>
          <table:table-cell table:style-name="ce9" table:formula="of:=[.E25]*12" office:value-type="float" office:value="52956" calcext:value-type="float">
            <text:p>$52,956</text:p>
          </table:table-cell>
          <table:table-cell table:style-name="ce24" office:value-type="date" office:date-value="2019-12-01" calcext:value-type="date">
            <text:p>12/2019</text:p>
          </table:table-cell>
          <table:table-cell table:style-name="ce27" office:value-type="string" calcext:value-type="string">
            <text:p>Ongoing, need Jose Sanchez as SME to migrate remaining phones and services to our infrastructure</text:p>
          </table:table-cell>
          <table:table-cell table:style-name="ce27" office:value-type="string" calcext:value-type="string">
            <text:p>Ongoing DID moves to Voip Innovations, and cancel corresponding services.Will issue cancellation of services after negotiating 25 rentals purchasing</text:p>
          </table:table-cell>
          <table:table-cell table:style-name="ce37" table:formula="of:=36/[.M25]" office:value-type="float" office:value="13.3045714285714" calcext:value-type="float">
            <text:p>13.3</text:p>
          </table:table-cell>
          <table:table-cell table:style-name="ce38" table:formula="of:=[.C25]/[.D25]" office:value-type="float" office:value="2.70583687669115" calcext:value-type="float">
            <text:p>2.70583687669115</text:p>
          </table:table-cell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RackSpace</text:p>
          </table:table-cell>
          <table:table-cell table:style-name="ce5" office:value-type="string" calcext:value-type="string">
            <text:p>Mail services</text:p>
          </table:table-cell>
          <table:table-cell table:style-name="ce8" office:value-type="float" office:value="407" calcext:value-type="float">
            <text:p>$407</text:p>
          </table:table-cell>
          <table:table-cell table:style-name="ce10" office:value-type="float" office:value="0" calcext:value-type="float">
            <text:p>$0</text:p>
          </table:table-cell>
          <table:table-cell table:style-name="ce8" table:formula="of:=[.C26]-[.D26]" office:value-type="float" office:value="407" calcext:value-type="float">
            <text:p>$407</text:p>
          </table:table-cell>
          <table:table-cell table:style-name="ce8" table:formula="of:=[.E26]*12" office:value-type="float" office:value="4884" calcext:value-type="float">
            <text:p>$4,884</text:p>
          </table:table-cell>
          <table:table-cell table:style-name="ce9" table:formula="of:=[.E26]*3" office:value-type="float" office:value="1221" calcext:value-type="float">
            <text:p>$1,221</text:p>
          </table:table-cell>
          <table:table-cell table:style-name="ce9" table:formula="of:=[.E26]*12" office:value-type="float" office:value="4884" calcext:value-type="float">
            <text:p>$4,884</text:p>
          </table:table-cell>
          <table:table-cell table:style-name="ce24" office:value-type="date" office:date-value="2019-11-01" calcext:value-type="date">
            <text:p>11/2019</text:p>
          </table:table-cell>
          <table:table-cell table:style-name="ce5" office:value-type="string" calcext:value-type="string">
            <text:p>Migrate critical inboxes to google, archive all</text:p>
          </table:table-cell>
          <table:table-cell table:style-name="ce33" office:value-type="string" calcext:value-type="string">
            <text:p><text:a xlink:href="https://issues.magicleap.com/browse/SUPPORT-82139" xlink:type="simple">https://issues.magicleap.com/browse/SUPPORT-82139</text:a></text:p>
          </table:table-cell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3" office:value-type="string" calcext:value-type="string">
            <text:p>DIDWW</text:p>
          </table:table-cell>
          <table:table-cell table:style-name="ce3" office:value-type="string" calcext:value-type="string">
            <text:p>DID Int'l services</text:p>
          </table:table-cell>
          <table:table-cell table:style-name="ce8" office:value-type="float" office:value="164" calcext:value-type="float">
            <text:p>$164</text:p>
          </table:table-cell>
          <table:table-cell table:style-name="ce10" table:formula="of:=([.C27]-150)+15" office:value-type="float" office:value="29" calcext:value-type="float">
            <text:p>$29</text:p>
          </table:table-cell>
          <table:table-cell table:style-name="ce8" table:formula="of:=[.C27]-[.D27]" office:value-type="float" office:value="135" calcext:value-type="float">
            <text:p>$135</text:p>
          </table:table-cell>
          <table:table-cell table:style-name="ce8" table:formula="of:=[.E27]*12" office:value-type="float" office:value="1620" calcext:value-type="float">
            <text:p>$1,620</text:p>
          </table:table-cell>
          <table:table-cell table:style-name="ce9" table:formula="of:=[.E27]*3" office:value-type="float" office:value="405" calcext:value-type="float">
            <text:p>$405</text:p>
          </table:table-cell>
          <table:table-cell table:style-name="ce9" table:formula="of:=[.E27]*12" office:value-type="float" office:value="1620" calcext:value-type="float">
            <text:p>$1,620</text:p>
          </table:table-cell>
          <table:table-cell table:style-name="ce24" office:value-type="date" office:date-value="2019-08-01" calcext:value-type="date">
            <text:p>8/2019</text:p>
          </table:table-cell>
          <table:table-cell table:style-name="ce3" office:value-type="string" calcext:value-type="string">
            <text:p>Reduced, can be brought to $0 by porting</text:p>
          </table:table-cell>
          <table:table-cell table:style-name="ce5" office:value-type="string" calcext:value-type="string">
            <text:p>Check with Voip Innovations for China/NZ port availability</text:p>
          </table:table-cell>
          <table:table-cell table:style-name="ce37" table:formula="of:=36/[.M27]" office:value-type="float" office:value="6.365853659" calcext:value-type="float">
            <text:p>6.4</text:p>
          </table:table-cell>
          <table:table-cell table:style-name="ce38" table:formula="of:=[.C27]/[.D27]" office:value-type="float" office:value="5.655172414" calcext:value-type="float">
            <text:p>5.655172414</text:p>
          </table:table-cell>
          <table:table-cell table:style-name="ce40"/>
          <table:table-cell table:number-columns-repeated="1010"/>
        </table:table-row>
        <table:table-row table:style-name="ro1">
          <table:table-cell table:style-name="ce3" office:value-type="string" calcext:value-type="string">
            <text:p>eFax</text:p>
          </table:table-cell>
          <table:table-cell table:style-name="ce3" office:value-type="string" calcext:value-type="string">
            <text:p>Int'l Fax and email fax</text:p>
          </table:table-cell>
          <table:table-cell table:style-name="ce9" office:value-type="float" office:value="16.95" calcext:value-type="float">
            <text:p>$17</text:p>
          </table:table-cell>
          <table:table-cell table:style-name="ce18" office:value-type="float" office:value="10.8" calcext:value-type="float">
            <text:p>$11</text:p>
          </table:table-cell>
          <table:table-cell table:style-name="ce9" table:formula="of:=[.C28]-[.D28]" office:value-type="float" office:value="6.15" calcext:value-type="float">
            <text:p>$6</text:p>
          </table:table-cell>
          <table:table-cell table:style-name="ce9" table:formula="of:=[.E28]*12" office:value-type="float" office:value="73.8" calcext:value-type="float">
            <text:p>$74</text:p>
          </table:table-cell>
          <table:table-cell table:style-name="ce9" table:formula="of:=[.E28]*3" office:value-type="float" office:value="18.45" calcext:value-type="float">
            <text:p>$18</text:p>
          </table:table-cell>
          <table:table-cell table:style-name="ce9" table:formula="of:=[.E28]*12" office:value-type="float" office:value="73.8" calcext:value-type="float">
            <text:p>$74</text:p>
          </table:table-cell>
          <table:table-cell table:style-name="ce24" office:value-type="date" office:date-value="2013-12-01" calcext:value-type="date">
            <text:p>12/2013</text:p>
          </table:table-cell>
          <table:table-cell table:style-name="ce5" office:value-type="string" calcext:value-type="string">
            <text:p>Reference 47493061</text:p>
          </table:table-cell>
          <table:table-cell table:style-name="ce5"/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Equinix</text:p>
          </table:table-cell>
          <table:table-cell table:style-name="ce5" office:value-type="string" calcext:value-type="string">
            <text:p>NAPW Audit results</text:p>
          </table:table-cell>
          <table:table-cell table:style-name="ce8" office:value-type="float" office:value="4380" calcext:value-type="float">
            <text:p>$4,380</text:p>
          </table:table-cell>
          <table:table-cell table:style-name="ce10" office:value-type="float" office:value="2255" calcext:value-type="float">
            <text:p>$2,255</text:p>
          </table:table-cell>
          <table:table-cell table:style-name="ce8" table:formula="of:=[.C29]-[.D29]" office:value-type="float" office:value="2125" calcext:value-type="float">
            <text:p>$2,125</text:p>
          </table:table-cell>
          <table:table-cell table:style-name="ce8" table:formula="of:=[.E29]*12" office:value-type="float" office:value="25500" calcext:value-type="float">
            <text:p>$25,500</text:p>
          </table:table-cell>
          <table:table-cell table:style-name="ce8" table:formula="of:=[.E29]*3" office:value-type="float" office:value="6375" calcext:value-type="float">
            <text:p>$6,375</text:p>
          </table:table-cell>
          <table:table-cell table:style-name="ce9" table:formula="of:=[.E29]*12" office:value-type="float" office:value="25500" calcext:value-type="float">
            <text:p>$25,500</text:p>
          </table:table-cell>
          <table:table-cell table:style-name="ce24" office:value-type="date" office:date-value="2019-10-01" calcext:value-type="date">
            <text:p>10/2019</text:p>
          </table:table-cell>
          <table:table-cell table:style-name="ce5"/>
          <table:table-cell table:style-name="ce28" office:value-type="string" calcext:value-type="string">
            <text:p>Legal has to approve cancel letter</text:p>
          </table:table-cell>
          <table:table-cell table:style-name="ce37" table:formula="of:=36/[.M29]" office:value-type="float" office:value="18.53424658" calcext:value-type="float">
            <text:p>18.5</text:p>
          </table:table-cell>
          <table:table-cell table:style-name="ce38" table:formula="of:=[.C29]/[.D29]" office:value-type="float" office:value="1.942350333" calcext:value-type="float">
            <text:p>1.942350333</text:p>
          </table:table-cell>
          <table:table-cell table:style-name="ce40"/>
          <table:table-cell table:number-columns-repeated="1010"/>
        </table:table-row>
        <table:table-row table:style-name="ro1">
          <table:table-cell table:style-name="ce4" office:value-type="string" calcext:value-type="string">
            <text:p>Zayo</text:p>
          </table:table-cell>
          <table:table-cell table:style-name="ce4" office:value-type="string" calcext:value-type="string">
            <text:p>Louisville</text:p>
          </table:table-cell>
          <table:table-cell table:style-name="ce8" office:value-type="float" office:value="2763" calcext:value-type="float">
            <text:p>$2,763</text:p>
          </table:table-cell>
          <table:table-cell table:style-name="ce10" office:value-type="float" office:value="0" calcext:value-type="float">
            <text:p>$0</text:p>
          </table:table-cell>
          <table:table-cell table:style-name="ce8" table:formula="of:=[.C30]-[.D30]" office:value-type="float" office:value="2763" calcext:value-type="float">
            <text:p>$2,763</text:p>
          </table:table-cell>
          <table:table-cell table:style-name="ce8" table:formula="of:=[.E30]*12" office:value-type="float" office:value="33156" calcext:value-type="float">
            <text:p>$33,156</text:p>
          </table:table-cell>
          <table:table-cell table:style-name="ce9" table:formula="of:=[.E30]*3" office:value-type="float" office:value="8289" calcext:value-type="float">
            <text:p>$8,289</text:p>
          </table:table-cell>
          <table:table-cell table:style-name="ce9" table:formula="of:=[.E30]*12" office:value-type="float" office:value="33156" calcext:value-type="float">
            <text:p>$33,156</text:p>
          </table:table-cell>
          <table:table-cell table:style-name="ce3"/>
          <table:table-cell table:style-name="ce3" office:value-type="string" calcext:value-type="string">
            <text:p>Cancelled</text:p>
          </table:table-cell>
          <table:table-cell table:style-name="ce5" office:value-type="string" calcext:value-type="string">
            <text:p>Cost avoidance, unnecessary circuit</text:p>
          </table:table-cell>
          <table:table-cell table:style-name="ce37"/>
          <table:table-cell table:style-name="ce38"/>
          <table:table-cell table:style-name="ce40"/>
          <table:table-cell table:number-columns-repeated="1010"/>
        </table:table-row>
        <table:table-row table:style-name="ro1">
          <table:table-cell table:style-name="ce4" office:value-type="string" calcext:value-type="string">
            <text:p>Crown Castle</text:p>
          </table:table-cell>
          <table:table-cell table:style-name="ce4" office:value-type="string" calcext:value-type="string">
            <text:p>USF exemption 2018</text:p>
          </table:table-cell>
          <table:table-cell table:style-name="ce5" table:number-columns-repeated="3"/>
          <table:table-cell table:style-name="ce8"/>
          <table:table-cell table:style-name="ce9"/>
          <table:table-cell table:style-name="ce3" table:formula="of:=[.E31]*12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Done CRW2283648/CW2284057</text:p>
          </table:table-cell>
          <table:table-cell table:style-name="ce5" office:value-type="string" calcext:value-type="string">
            <text:p>Federal Tax cost avoidance for interstate data traffic</text:p>
          </table:table-cell>
          <table:table-cell table:style-name="ce5"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Boulder DIA</text:p>
          </table:table-cell>
          <table:table-cell table:style-name="ce10" office:value-type="float" office:value="626" calcext:value-type="float">
            <text:p>$626</text:p>
          </table:table-cell>
          <table:table-cell table:style-name="ce10" office:value-type="float" office:value="540" calcext:value-type="float">
            <text:p>$540</text:p>
          </table:table-cell>
          <table:table-cell table:style-name="ce8" table:formula="of:=[.C32]-[.D32]" office:value-type="float" office:value="86" calcext:value-type="float">
            <text:p>$86</text:p>
          </table:table-cell>
          <table:table-cell table:style-name="ce8" table:formula="of:=[.E32]*12" office:value-type="float" office:value="1032" calcext:value-type="float">
            <text:p>$1,032</text:p>
          </table:table-cell>
          <table:table-cell table:style-name="ce9"/>
          <table:table-cell table:style-name="ce8" table:formula="of:=[.E32]*12" office:value-type="float" office:value="1032" calcext:value-type="float">
            <text:p>$1,032</text:p>
          </table:table-cell>
          <table:table-cell table:style-name="ce3" table:number-columns-repeated="2"/>
          <table:table-cell table:style-name="ce5" table:number-columns-repeated="3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rown Castle</text:p>
          </table:table-cell>
          <table:table-cell table:style-name="ce5" office:value-type="string" calcext:value-type="string">
            <text:p>USF exemption 2019</text:p>
          </table:table-cell>
          <table:table-cell table:style-name="ce5" table:number-columns-repeated="3"/>
          <table:table-cell table:style-name="ce8" office:value-type="float" office:value="36000" calcext:value-type="float">
            <text:p>$36,000</text:p>
          </table:table-cell>
          <table:table-cell table:style-name="ce3" table:formula="of:=[.E33]*3" office:value-type="float" office:value="0" calcext:value-type="float">
            <text:p>0</text:p>
          </table:table-cell>
          <table:table-cell table:style-name="ce8" office:value-type="float" office:value="36000" calcext:value-type="float">
            <text:p>$36,000</text:p>
          </table:table-cell>
          <table:table-cell table:style-name="ce24" office:value-type="date" office:date-value="2019-12-01" calcext:value-type="date">
            <text:p>12/2019</text:p>
          </table:table-cell>
          <table:table-cell table:style-name="ce5" office:value-type="string" calcext:value-type="string">
            <text:p>CRW2305571</text:p>
          </table:table-cell>
          <table:table-cell table:style-name="ce5" office:value-type="string" calcext:value-type="string">
            <text:p>Federal Tax cost avoidance for interstate data traffic</text:p>
          </table:table-cell>
          <table:table-cell table:style-name="ce5"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rown Castle</text:p>
          </table:table-cell>
          <table:table-cell table:style-name="ce5" office:value-type="string" calcext:value-type="string">
            <text:p>USF exemption 2020</text:p>
          </table:table-cell>
          <table:table-cell table:style-name="ce8" table:number-columns-repeated="3"/>
          <table:table-cell table:style-name="ce8" office:value-type="float" office:value="36000" calcext:value-type="float">
            <text:p>$36,000</text:p>
          </table:table-cell>
          <table:table-cell table:style-name="ce3"/>
          <table:table-cell table:style-name="ce8" office:value-type="float" office:value="36000" calcext:value-type="float">
            <text:p>$36,000</text:p>
          </table:table-cell>
          <table:table-cell table:style-name="ce24" office:value-type="date" office:date-value="2019-01-02" calcext:value-type="date">
            <text:p>1/2019</text:p>
          </table:table-cell>
          <table:table-cell table:style-name="ce30" office:value-type="string" calcext:value-type="string">
            <text:p>CRW2309561</text:p>
          </table:table-cell>
          <table:table-cell table:style-name="ce5" office:value-type="string" calcext:value-type="string">
            <text:p>Federal Tax cost avoidance for interstate data traffic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SPI</text:p>
          </table:table-cell>
          <table:table-cell table:style-name="ce5" office:value-type="string" calcext:value-type="string">
            <text:p>Migration to Prisma VPN</text:p>
          </table:table-cell>
          <table:table-cell table:style-name="ce8" office:value-type="float" office:value="750000" calcext:value-type="float">
            <text:p>$750,000</text:p>
          </table:table-cell>
          <table:table-cell table:style-name="ce8" office:value-type="float" office:value="738184" calcext:value-type="float">
            <text:p>$738,184</text:p>
          </table:table-cell>
          <table:table-cell table:style-name="ce8" table:formula="of:=([.C35]-[.D35])" office:value-type="float" office:value="11816" calcext:value-type="float">
            <text:p>$11,816</text:p>
          </table:table-cell>
          <table:table-cell table:style-name="ce8" table:formula="of:=[.E35]*1" office:value-type="float" office:value="11816" calcext:value-type="float">
            <text:p>$11,816</text:p>
          </table:table-cell>
          <table:table-cell table:style-name="ce3"/>
          <table:table-cell table:style-name="ce8" table:formula="of:=[.F35]" office:value-type="float" office:value="11816" calcext:value-type="float">
            <text:p>$11,816</text:p>
          </table:table-cell>
          <table:table-cell table:style-name="ce23" office:value-type="date" office:date-value="2020-01-01" calcext:value-type="date">
            <text:p>01/2020</text:p>
          </table:table-cell>
          <table:table-cell table:style-name="ce5" office:value-type="string" calcext:value-type="string">
            <text:p>Submitted PR59737 </text:p>
          </table:table-cell>
          <table:table-cell table:style-name="ce27" office:value-type="string" calcext:value-type="string">
            <text:p>Moving Global Protect to VPN as a service on Prisma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Equinix</text:p>
          </table:table-cell>
          <table:table-cell table:style-name="ce5" office:value-type="string" calcext:value-type="string">
            <text:p>NAPW Power streamlining</text:p>
          </table:table-cell>
          <table:table-cell table:style-name="ce8" office:value-type="float" office:value="16401" calcext:value-type="float">
            <text:p>$16,401</text:p>
          </table:table-cell>
          <table:table-cell table:style-name="ce8" office:value-type="float" office:value="0" calcext:value-type="float">
            <text:p>$0</text:p>
          </table:table-cell>
          <table:table-cell table:style-name="ce8" office:value-type="float" office:value="16401" calcext:value-type="float">
            <text:p>$16,401</text:p>
          </table:table-cell>
          <table:table-cell table:style-name="ce8" table:formula="of:=[.E36]*12" office:value-type="float" office:value="196812" calcext:value-type="float">
            <text:p>$196,812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[.E36]*12" office:value-type="float" office:value="196812" calcext:value-type="float">
            <text:p>$196,812</text:p>
          </table:table-cell>
          <table:table-cell table:style-name="ce23" office:value-type="date" office:date-value="2020-02-01" calcext:value-type="date">
            <text:p>02/2020</text:p>
          </table:table-cell>
          <table:table-cell table:style-name="ce5" office:value-type="string" calcext:value-type="string">
            <text:p>Terms in Feb/2020</text:p>
          </table:table-cell>
          <table:table-cell table:style-name="ce27" office:value-type="string" calcext:value-type="string">
            <text:p>Early termination was estimated $134,708 in 06/2019, $82k in 10/2019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Tel Aviv P2P</text:p>
          </table:table-cell>
          <table:table-cell table:style-name="ce11" office:value-type="float" office:value="24448" calcext:value-type="float">
            <text:p>$24,448</text:p>
          </table:table-cell>
          <table:table-cell table:style-name="ce11" office:value-type="float" office:value="12200" calcext:value-type="float">
            <text:p>$12,200</text:p>
          </table:table-cell>
          <table:table-cell table:style-name="ce11" table:formula="of:=[.C37]-[.D37]" office:value-type="float" office:value="12248" calcext:value-type="float">
            <text:p>$12,248</text:p>
          </table:table-cell>
          <table:table-cell table:style-name="ce8" table:formula="of:=[.E37]*12" office:value-type="float" office:value="146976" calcext:value-type="float">
            <text:p>$146,976</text:p>
          </table:table-cell>
          <table:table-cell table:style-name="ce20" office:value-type="float" office:value="0" calcext:value-type="float">
            <text:p>$0</text:p>
          </table:table-cell>
          <table:table-cell table:style-name="ce8"/>
          <table:table-cell table:style-name="ce23" table:number-columns-repeated="2"/>
          <table:table-cell table:style-name="ce34" office:value-type="string" calcext:value-type="string">
            <text:p><text:a xlink:href="https://business-engagement.ideas.aha.io/ideas/IDEA-I-256" xlink:type="simple">https://business-engagement.ideas.aha.io/ideas/IDEA-I-256</text:a>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Zurich P2P</text:p>
          </table:table-cell>
          <table:table-cell table:style-name="ce12" office:value-type="float" office:value="5542" calcext:value-type="float">
            <text:p>$5,542</text:p>
          </table:table-cell>
          <table:table-cell table:style-name="ce12" office:value-type="float" office:value="2500" calcext:value-type="float">
            <text:p>$2,500</text:p>
          </table:table-cell>
          <table:table-cell table:style-name="ce12" table:formula="of:=[.C38]-[.D38]" office:value-type="float" office:value="3042" calcext:value-type="float">
            <text:p>$3,042</text:p>
          </table:table-cell>
          <table:table-cell table:style-name="ce8" table:formula="of:=[.E38]*12" office:value-type="float" office:value="36504" calcext:value-type="float">
            <text:p>$36,504</text:p>
          </table:table-cell>
          <table:table-cell table:style-name="ce21" office:value-type="float" office:value="0" calcext:value-type="float">
            <text:p>$0</text:p>
          </table:table-cell>
          <table:table-cell table:style-name="ce8"/>
          <table:table-cell table:style-name="ce23" table:number-columns-repeated="2"/>
          <table:table-cell table:style-name="ce34" office:value-type="string" calcext:value-type="string">
            <text:p><text:a xlink:href="https://business-engagement.ideas.aha.io/ideas/IDEA-I-256" xlink:type="simple">https://business-engagement.ideas.aha.io/ideas/IDEA-I-256</text:a>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Zayo</text:p>
          </table:table-cell>
          <table:table-cell table:style-name="ce5" office:value-type="string" calcext:value-type="string">
            <text:p>Toronto P2P</text:p>
          </table:table-cell>
          <table:table-cell table:style-name="ce11" office:value-type="float" office:value="2909" calcext:value-type="float">
            <text:p>$2,909</text:p>
          </table:table-cell>
          <table:table-cell table:style-name="ce11" office:value-type="float" office:value="2000" calcext:value-type="float">
            <text:p>$2,000</text:p>
          </table:table-cell>
          <table:table-cell table:style-name="ce11" table:formula="of:=[.C39]-[.D39]" office:value-type="float" office:value="909" calcext:value-type="float">
            <text:p>$909</text:p>
          </table:table-cell>
          <table:table-cell table:style-name="ce8" table:formula="of:=[.E39]*12" office:value-type="float" office:value="10908" calcext:value-type="float">
            <text:p>$10,908</text:p>
          </table:table-cell>
          <table:table-cell table:style-name="ce20" office:value-type="float" office:value="0" calcext:value-type="float">
            <text:p>$0</text:p>
          </table:table-cell>
          <table:table-cell table:style-name="ce8"/>
          <table:table-cell table:style-name="ce23" table:number-columns-repeated="2"/>
          <table:table-cell table:style-name="ce34" office:value-type="string" calcext:value-type="string">
            <text:p><text:a xlink:href="https://business-engagement.ideas.aha.io/ideas/IDEA-I-256" xlink:type="simple">https://business-engagement.ideas.aha.io/ideas/IDEA-I-256</text:a>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Zayo</text:p>
          </table:table-cell>
          <table:table-cell table:style-name="ce5" office:value-type="string" calcext:value-type="string">
            <text:p>Presidio closing</text:p>
          </table:table-cell>
          <table:table-cell table:style-name="ce12" office:value-type="float" office:value="2778" calcext:value-type="float">
            <text:p>$2,778</text:p>
          </table:table-cell>
          <table:table-cell table:style-name="ce12" office:value-type="float" office:value="0" calcext:value-type="float">
            <text:p>$0</text:p>
          </table:table-cell>
          <table:table-cell table:style-name="ce11" table:formula="of:=[.C40]-[.D40]" office:value-type="float" office:value="2778" calcext:value-type="float">
            <text:p>$2,778</text:p>
          </table:table-cell>
          <table:table-cell table:style-name="ce8"/>
          <table:table-cell table:style-name="ce21"/>
          <table:table-cell table:style-name="ce8" table:formula="of:=[.E40]*12" office:value-type="float" office:value="33336" calcext:value-type="float">
            <text:p>$33,336</text:p>
          </table:table-cell>
          <table:table-cell table:style-name="ce23" table:number-columns-repeated="2"/>
          <table:table-cell table:style-name="ce19"/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Sohonet</text:p>
          </table:table-cell>
          <table:table-cell table:style-name="ce5" office:value-type="string" calcext:value-type="string">
            <text:p>New Zealand P2P</text:p>
          </table:table-cell>
          <table:table-cell table:style-name="ce12" office:value-type="float" office:value="16980" calcext:value-type="float">
            <text:p>$16,980</text:p>
          </table:table-cell>
          <table:table-cell table:style-name="ce12" office:value-type="float" office:value="8500" calcext:value-type="float">
            <text:p>$8,500</text:p>
          </table:table-cell>
          <table:table-cell table:style-name="ce12" table:formula="of:=[.C41]-[.D41]" office:value-type="float" office:value="8480" calcext:value-type="float">
            <text:p>$8,480</text:p>
          </table:table-cell>
          <table:table-cell table:style-name="ce8" table:formula="of:=[.E41]*12" office:value-type="float" office:value="101760" calcext:value-type="float">
            <text:p>$101,760</text:p>
          </table:table-cell>
          <table:table-cell table:style-name="ce21" office:value-type="float" office:value="0" calcext:value-type="float">
            <text:p>$0</text:p>
          </table:table-cell>
          <table:table-cell table:style-name="ce8"/>
          <table:table-cell table:style-name="ce23" table:number-columns-repeated="2"/>
          <table:table-cell table:style-name="ce34" office:value-type="string" calcext:value-type="string">
            <text:p><text:a xlink:href="https://business-engagement.ideas.aha.io/ideas/IDEA-I-256" xlink:type="simple">https://business-engagement.ideas.aha.io/ideas/IDEA-I-256</text:a>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entury Link</text:p>
          </table:table-cell>
          <table:table-cell table:style-name="ce5" office:value-type="string" calcext:value-type="string">
            <text:p>Guadalajara P2P</text:p>
          </table:table-cell>
          <table:table-cell table:style-name="ce11" office:value-type="float" office:value="6346" calcext:value-type="float">
            <text:p>$6,346</text:p>
          </table:table-cell>
          <table:table-cell table:style-name="ce11" office:value-type="float" office:value="3200" calcext:value-type="float">
            <text:p>$3,200</text:p>
          </table:table-cell>
          <table:table-cell table:style-name="ce11" table:formula="of:=[.C42]-[.D42]" office:value-type="float" office:value="3146" calcext:value-type="float">
            <text:p>$3,146</text:p>
          </table:table-cell>
          <table:table-cell table:style-name="ce8" table:formula="of:=[.E42]*12" office:value-type="float" office:value="37752" calcext:value-type="float">
            <text:p>$37,752</text:p>
          </table:table-cell>
          <table:table-cell table:style-name="ce20" office:value-type="float" office:value="0" calcext:value-type="float">
            <text:p>$0</text:p>
          </table:table-cell>
          <table:table-cell table:style-name="ce8"/>
          <table:table-cell table:style-name="ce23" table:number-columns-repeated="2"/>
          <table:table-cell table:style-name="ce34" office:value-type="string" calcext:value-type="string">
            <text:p><text:a xlink:href="https://business-engagement.ideas.aha.io/ideas/IDEA-I-256" xlink:type="simple">https://business-engagement.ideas.aha.io/ideas/IDEA-I-256</text:a>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Comcast</text:p>
          </table:table-cell>
          <table:table-cell table:style-name="ce5" office:value-type="string" calcext:value-type="string">
            <text:p>Boulder P2P</text:p>
          </table:table-cell>
          <table:table-cell table:style-name="ce13" office:value-type="float" office:value="5695" calcext:value-type="float">
            <text:p>$5,695</text:p>
          </table:table-cell>
          <table:table-cell table:style-name="ce13" office:value-type="float" office:value="1760" calcext:value-type="float">
            <text:p>$1,760</text:p>
          </table:table-cell>
          <table:table-cell table:style-name="ce8" table:formula="of:=[.C43]-[.D43]" office:value-type="float" office:value="3935" calcext:value-type="float">
            <text:p>$3,935</text:p>
          </table:table-cell>
          <table:table-cell table:style-name="ce8" table:formula="of:=[.E43]*12" office:value-type="float" office:value="47220" calcext:value-type="float">
            <text:p>$47,220</text:p>
          </table:table-cell>
          <table:table-cell table:style-name="ce22" office:value-type="float" office:value="0" calcext:value-type="float">
            <text:p>0</text:p>
          </table:table-cell>
          <table:table-cell table:style-name="ce8" table:formula="of:=[.F43]" office:value-type="float" office:value="47220" calcext:value-type="float">
            <text:p>$47,220</text:p>
          </table:table-cell>
          <table:table-cell table:style-name="ce23"/>
          <table:table-cell table:style-name="ce5"/>
          <table:table-cell table:style-name="ce35" office:value-type="string" calcext:value-type="string">
            <text:p>Plus $2,000 NRC quoted by CL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Equinix</text:p>
          </table:table-cell>
          <table:table-cell table:style-name="ce5" office:value-type="string" calcext:value-type="string">
            <text:p>NAPW</text:p>
          </table:table-cell>
          <table:table-cell table:style-name="ce8" office:value-type="float" office:value="108541" calcext:value-type="float">
            <text:p>$108,541</text:p>
          </table:table-cell>
          <table:table-cell table:style-name="ce8" office:value-type="float" office:value="87045" calcext:value-type="float">
            <text:p>$87,045</text:p>
          </table:table-cell>
          <table:table-cell table:style-name="ce8" table:formula="of:=[.C44]-[.D44]" office:value-type="float" office:value="21496" calcext:value-type="float">
            <text:p>$21,496</text:p>
          </table:table-cell>
          <table:table-cell table:style-name="ce8" table:formula="of:=[.E44]*12" office:value-type="float" office:value="257952" calcext:value-type="float">
            <text:p>$257,952</text:p>
          </table:table-cell>
          <table:table-cell table:style-name="ce3"/>
          <table:table-cell table:style-name="ce8" table:formula="of:=[.F44]" office:value-type="float" office:value="257952" calcext:value-type="float">
            <text:p>$257,952</text:p>
          </table:table-cell>
          <table:table-cell table:style-name="ce23"/>
          <table:table-cell table:style-name="ce5" office:value-type="string" calcext:value-type="string">
            <text:p>CW2309796 </text:p>
          </table:table-cell>
          <table:table-cell table:style-name="ce27"/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Equinix</text:p>
          </table:table-cell>
          <table:table-cell table:style-name="ce5" office:value-type="string" calcext:value-type="string">
            <text:p>NAPE</text:p>
          </table:table-cell>
          <table:table-cell table:style-name="ce8" table:formula="of:=(22282+52942)*1.05" office:value-type="float" office:value="78985.2" calcext:value-type="float">
            <text:p>$78,985</text:p>
          </table:table-cell>
          <table:table-cell table:style-name="ce8" table:formula="of:=22281.48+52942" office:value-type="float" office:value="75223.48" calcext:value-type="float">
            <text:p>$75,223</text:p>
          </table:table-cell>
          <table:table-cell table:style-name="ce8" table:formula="of:=[.C45]-[.D45]" office:value-type="float" office:value="3761.72" calcext:value-type="float">
            <text:p>$3,762</text:p>
          </table:table-cell>
          <table:table-cell table:style-name="ce8" table:formula="of:=[.E45]*12" office:value-type="float" office:value="45140.64" calcext:value-type="float">
            <text:p>$45,141</text:p>
          </table:table-cell>
          <table:table-cell table:style-name="ce3"/>
          <table:table-cell table:style-name="ce8" table:formula="of:=[.F45]" office:value-type="float" office:value="45140.64" calcext:value-type="float">
            <text:p>$45,141</text:p>
          </table:table-cell>
          <table:table-cell table:style-name="ce23"/>
          <table:table-cell table:style-name="ce5"/>
          <table:table-cell table:style-name="ce27" office:value-type="string" calcext:value-type="string">
            <text:p>Incremental 5% was avoided by renewing for 24 months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8" table:number-columns-repeated="4"/>
          <table:table-cell table:style-name="ce3"/>
          <table:table-cell table:style-name="ce8"/>
          <table:table-cell table:style-name="ce23"/>
          <table:table-cell table:style-name="ce5" table:number-columns-repeated="2"/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5" office:value-type="string" calcext:value-type="string">
            <text:p>NAPW DIA</text:p>
          </table:table-cell>
          <table:table-cell table:style-name="ce8" office:value-type="float" office:value="2530" calcext:value-type="float">
            <text:p>$2,530</text:p>
          </table:table-cell>
          <table:table-cell table:style-name="ce8" office:value-type="float" office:value="2600" calcext:value-type="float">
            <text:p>$2,600</text:p>
          </table:table-cell>
          <table:table-cell table:style-name="ce8" table:formula="of:=[.C47]-[.D47]" office:value-type="float" office:value="-70" calcext:value-type="float">
            <text:p>-$70</text:p>
          </table:table-cell>
          <table:table-cell table:style-name="ce8" table:formula="of:=[.E47]*12" office:value-type="float" office:value="-840" calcext:value-type="float">
            <text:p>-$84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[.E47]*12" office:value-type="float" office:value="-840" calcext:value-type="float">
            <text:p>-$840</text:p>
          </table:table-cell>
          <table:table-cell table:style-name="ce23" office:value-type="date" office:date-value="2020-01-01" calcext:value-type="date">
            <text:p>01/2020</text:p>
          </table:table-cell>
          <table:table-cell table:style-name="ce5" office:value-type="string" calcext:value-type="string">
            <text:p>Order ready to submit CW2294978</text:p>
          </table:table-cell>
          <table:table-cell table:style-name="ce5" office:value-type="string" calcext:value-type="string">
            <text:p>Replacing Verizon, upgrading service to 10Gb with Cogent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style-name="ce5" office:value-type="string" calcext:value-type="string">
            <text:p>Verizon</text:p>
          </table:table-cell>
          <table:table-cell table:style-name="ce5" office:value-type="string" calcext:value-type="string">
            <text:p>NAPE DIA</text:p>
          </table:table-cell>
          <table:table-cell table:style-name="ce8" office:value-type="float" office:value="2530" calcext:value-type="float">
            <text:p>$2,530</text:p>
          </table:table-cell>
          <table:table-cell table:style-name="ce8" office:value-type="float" office:value="1500" calcext:value-type="float">
            <text:p>$1,500</text:p>
          </table:table-cell>
          <table:table-cell table:style-name="ce8" table:formula="of:=[.C48]-[.D48]" office:value-type="float" office:value="1030" calcext:value-type="float">
            <text:p>$1,030</text:p>
          </table:table-cell>
          <table:table-cell table:style-name="ce8" table:formula="of:=[.E48]*12" office:value-type="float" office:value="12360" calcext:value-type="float">
            <text:p>$12,36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[.E48]*12" office:value-type="float" office:value="12360" calcext:value-type="float">
            <text:p>$12,360</text:p>
          </table:table-cell>
          <table:table-cell table:style-name="ce23" office:value-type="date" office:date-value="2020-01-01" calcext:value-type="date">
            <text:p>01/2020</text:p>
          </table:table-cell>
          <table:table-cell table:style-name="ce5" office:value-type="string" calcext:value-type="string">
            <text:p>CW2294978, redline discussions</text:p>
          </table:table-cell>
          <table:table-cell table:style-name="ce5" office:value-type="string" calcext:value-type="string">
            <text:p>Replacing Verizon, upgrading service to 10Gb with Hurricane Electric</text:p>
          </table:table-cell>
          <table:table-cell table:number-columns-repeated="2"/>
          <table:table-cell table:style-name="ce40"/>
          <table:table-cell table:number-columns-repeated="1010"/>
        </table:table-row>
        <table:table-row table:style-name="ro1">
          <table:table-cell table:number-columns-repeated="2"/>
          <table:table-cell table:style-name="ce13" table:formula="of:=SUM([.C4:.C48])" office:value-type="float" office:value="1146851.32" calcext:value-type="float">
            <text:p>$1,146,851</text:p>
          </table:table-cell>
          <table:table-cell table:style-name="ce13" table:formula="of:=SUM([.D4:.D48])" office:value-type="float" office:value="1002128.905" calcext:value-type="float">
            <text:p>$1,002,129</text:p>
          </table:table-cell>
          <table:table-cell table:style-name="ce13" table:formula="of:=SUM([.E4:.E48])" office:value-type="float" office:value="145144.995" calcext:value-type="float">
            <text:p>$145,145</text:p>
          </table:table-cell>
          <table:table-cell table:style-name="ce13" table:formula="of:=SUM([.F4:.F48])" office:value-type="float" office:value="1650427.94" calcext:value-type="float">
            <text:p>$1,650,428</text:p>
          </table:table-cell>
          <table:table-cell table:style-name="ce13" table:formula="of:=SUM([.G4:.G48])" office:value-type="float" office:value="121347.825" calcext:value-type="float">
            <text:p>$121,348</text:p>
          </table:table-cell>
          <table:table-cell table:style-name="ce13" table:formula="of:=SUM([.H4:.H48])" office:value-type="float" office:value="1349863.94" calcext:value-type="float">
            <text:p>$1,349,864</text:p>
          </table:table-cell>
          <table:table-cell table:number-columns-repeated="5"/>
          <table:table-cell table:style-name="ce40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 table:formula="of:=[.C48]+[.D18]" office:value-type="float" office:value="6565" calcext:value-type="float">
            <text:p>$6,565</text:p>
          </table:table-cell>
          <table:table-cell table:style-name="ce19" office:value-type="float" office:value="1500" calcext:value-type="float">
            <text:p>1500</text:p>
          </table:table-cell>
          <table:table-cell table:style-name="ce13" table:formula="of:=([.E52]-[.F52])*12" office:value-type="float" office:value="60780" calcext:value-type="float">
            <text:p>$60,780</text:p>
          </table:table-cell>
          <table:table-cell table:style-name="ce19" table:formula="of:=[.F52]*12" office:value-type="float" office:value="18000" calcext:value-type="float">
            <text:p>18000</text:p>
          </table:table-cell>
          <table:table-cell table:number-columns-repeated="1016"/>
        </table:table-row>
        <table:table-row table:style-name="ro1" table:number-rows-repeated="94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Comments</text:p>
          </table:table-cell>
          <table:table-cell table:style-name="ce41" office:value-type="string" calcext:value-type="string">
            <text:p>Term Date</text:p>
          </table:table-cell>
          <table:table-cell table:style-name="ce41"/>
          <table:table-cell table:number-columns-repeated="2" table:style-name="ce41" office:value-type="string" calcext:value-type="string">
            <text:p>MRC</text:p>
          </table:table-cell>
          <table:table-cell table:style-name="ce41"/>
          <table:table-cell table:style-name="ce41" office:value-type="string" calcext:value-type="string">
            <text:p>Savings</text:p>
          </table:table-cell>
          <table:table-cell table:style-name="ce41" office:value-type="string" calcext:value-type="string">
            <text:p>NRC</text:p>
          </table:table-cell>
          <table:table-cell table:style-name="ce41" table:number-columns-repeated="2"/>
          <table:table-cell table:number-columns-repeated="1012"/>
        </table:table-row>
        <table:table-row table:style-name="ro1">
          <table:table-cell table:style-name="ce41" table:number-columns-repeated="5"/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Projected</text:p>
          </table:table-cell>
          <table:table-cell table:style-name="ce41" office:value-type="string" calcext:value-type="string">
            <text:p>Reduction</text:p>
          </table:table-cell>
          <table:table-cell table:style-name="ce41" office:value-type="string" calcext:value-type="string">
            <text:p>x12</text:p>
          </table:table-cell>
          <table:table-cell table:style-name="ce41" table:number-columns-repeated="3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3" table:number-columns-repeated="3"/>
          <table:table-cell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500 Mbps</text:p>
          </table:table-cell>
          <table:table-cell table:style-name="ce54" office:value-type="date" office:date-value="2018-08-24" calcext:value-type="date">
            <text:p>8/24/2018</text:p>
          </table:table-cell>
          <table:table-cell/>
          <table:table-cell table:style-name="ce58" office:value-type="float" office:value="3025" calcext:value-type="float">
            <text:p>$3,025</text:p>
          </table:table-cell>
          <table:table-cell table:style-name="ce58" table:formula="of:=[.F5]*12" office:value-type="float" office:value="36300" calcext:value-type="float">
            <office:annotation draw:style-name="gr3" draw:text-style-name="P2" svg:width="320.6pt" svg:height="89.97pt" svg:x="705.74pt" svg:y="86.26pt" draw:caption-point-x="-11.54pt" draw:caption-point-y="-22.99pt">
              <dc:date>2021-05-06T00:00:00</dc:date>
              <text:p text:style-name="P1">======</text:p>
              <text:p text:style-name="P1">ID#AAAAIdHjFYg</text:p>
              <text:p text:style-name="P1"><text:s text:c="4"/>(2021-05-06 21:12:00)</text:p>
              <text:p text:style-name="P1">Current Yearly</text:p>
              <text:p text:style-name="P1"><text:tab/>-Felix Reta</text:p>
            </office:annotation>
            <text:p>$36,300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500 Mbps, 36 mos.</text:p>
          </table:table-cell>
          <table:table-cell table:number-columns-repeated="3"/>
          <table:table-cell table:style-name="ce13" office:value-type="float" office:value="1430" calcext:value-type="float">
            <text:p>$1,430</text:p>
          </table:table-cell>
          <table:table-cell table:style-name="ce13" table:formula="of:=[.$F$5]-[.G6]" office:value-type="float" office:value="1595" calcext:value-type="float">
            <text:p>$1,595</text:p>
          </table:table-cell>
          <table:table-cell table:style-name="ce13" table:formula="of:=[.H6]*12" office:value-type="float" office:value="19140" calcext:value-type="float">
            <text:p>$19,14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400 Mbps</text:p>
          </table:table-cell>
          <table:table-cell table:number-columns-repeated="3"/>
          <table:table-cell table:style-name="ce13" office:value-type="float" office:value="1660" calcext:value-type="float">
            <text:p>$1,660</text:p>
          </table:table-cell>
          <table:table-cell table:style-name="ce13" table:formula="of:=[.$F$5]-[.G7]" office:value-type="float" office:value="1365" calcext:value-type="float">
            <text:p>$1,365</text:p>
          </table:table-cell>
          <table:table-cell table:style-name="ce13" table:formula="of:=[.H7]*12" office:value-type="float" office:value="16380" calcext:value-type="float">
            <text:p>$16,38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GTT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500 Mbps 36 mos. each of 2 circuits</text:p>
          </table:table-cell>
          <table:table-cell table:number-columns-repeated="3"/>
          <table:table-cell table:style-name="ce13" office:value-type="float" office:value="1280" calcext:value-type="float">
            <text:p>$1,280</text:p>
          </table:table-cell>
          <table:table-cell table:style-name="ce13" table:formula="of:=[.$F$5]-[.G8]" office:value-type="float" office:value="1745" calcext:value-type="float">
            <text:p>$1,745</text:p>
          </table:table-cell>
          <table:table-cell table:style-name="ce13" table:formula="of:=[.H8]*12" office:value-type="float" office:value="20940" calcext:value-type="float">
            <text:p>$20,94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Zayo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GigE, 36 mos.</text:p>
          </table:table-cell>
          <table:table-cell table:number-columns-repeated="3"/>
          <table:table-cell table:style-name="ce13" office:value-type="float" office:value="1575" calcext:value-type="float">
            <text:p>$1,575</text:p>
          </table:table-cell>
          <table:table-cell table:style-name="ce13" table:formula="of:=[.$F$5]-[.G9]" office:value-type="float" office:value="1450" calcext:value-type="float">
            <text:p>$1,450</text:p>
          </table:table-cell>
          <table:table-cell table:style-name="ce13" table:formula="of:=[.H9]*12" office:value-type="float" office:value="17400" calcext:value-type="float">
            <text:p>$17,4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Seattle</text:p>
          </table:table-cell>
          <table:table-cell table:style-name="ce19" office:value-type="string" calcext:value-type="string">
            <text:p>DIA 300 burstable</text:p>
          </table:table-cell>
          <table:table-cell table:style-name="ce55"/>
          <table:table-cell table:number-columns-repeated="2"/>
          <table:table-cell table:style-name="ce13" office:value-type="float" office:value="1069" calcext:value-type="float">
            <text:p>$1,069</text:p>
          </table:table-cell>
          <table:table-cell table:style-name="ce13" table:formula="of:=[.$F$5]-[.G10]" office:value-type="float" office:value="1956" calcext:value-type="float">
            <text:p>$1,956</text:p>
          </table:table-cell>
          <table:table-cell table:style-name="ce71" table:formula="of:=[.H10]*12" office:value-type="float" office:value="23472" calcext:value-type="float">
            <text:p>$23,472</text:p>
          </table:table-cell>
          <table:table-cell table:number-columns-repeated="1015"/>
        </table:table-row>
        <table:table-row table:style-name="ro1" table:number-rows-repeated="2">
          <table:table-cell table:style-name="ce19" table:number-columns-repeated="3"/>
          <table:table-cell table:style-name="ce55"/>
          <table:table-cell/>
          <table:table-cell table:style-name="ce58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Crown Castle</text:p>
          </table:table-cell>
          <table:table-cell table:style-name="ce19" office:value-type="string" calcext:value-type="string">
            <text:p>Plantation</text:p>
          </table:table-cell>
          <table:table-cell table:style-name="ce19" office:value-type="string" calcext:value-type="string">
            <text:p>DIA 10Gbps FN20170531-00082</text:p>
          </table:table-cell>
          <table:table-cell table:style-name="ce55" office:value-type="date" office:date-value="2019-04-25" calcext:value-type="date">
            <text:p>4/25/2019</text:p>
          </table:table-cell>
          <table:table-cell/>
          <table:table-cell table:style-name="ce58" office:value-type="float" office:value="9975" calcext:value-type="float">
            <text:p>$9,975</text:p>
          </table:table-cell>
          <table:table-cell table:style-name="ce13" table:number-columns-repeated="2"/>
          <table:table-cell table:style-name="ce58" table:formula="of:=[.F13]*12" office:value-type="float" office:value="119700" calcext:value-type="float">
            <text:p>$119,7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string" calcext:value-type="string">
            <text:p>GTT</text:p>
          </table:table-cell>
          <table:table-cell table:number-columns-repeated="3"/>
          <table:table-cell table:style-name="ce13" office:value-type="float" office:value="3600" calcext:value-type="float">
            <text:p>$3,600</text:p>
          </table:table-cell>
          <table:table-cell table:style-name="ce13" table:formula="of:=[.$F$13]-[.G14]" office:value-type="float" office:value="6375" calcext:value-type="float">
            <text:p>$6,375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Crown Castle</text:p>
          </table:table-cell>
          <table:table-cell table:style-name="ce19" office:value-type="string" calcext:value-type="string">
            <text:p>Plantation</text:p>
          </table:table-cell>
          <table:table-cell table:number-columns-repeated="1022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NAPE-Plantation 10Gbps FN20160205-00023</text:p>
          </table:table-cell>
          <table:table-cell table:style-name="ce55" office:value-type="date" office:date-value="2019-05-17" calcext:value-type="date">
            <text:p>5/17/2019</text:p>
          </table:table-cell>
          <table:table-cell/>
          <table:table-cell table:style-name="ce58" office:value-type="float" office:value="9000" calcext:value-type="float">
            <text:p>$9,000</text:p>
          </table:table-cell>
          <table:table-cell table:number-columns-repeated="1018"/>
        </table:table-row>
        <table:table-row table:style-name="ro1" table:number-rows-repeated="2">
          <table:table-cell table:style-name="ce19" table:number-columns-repeated="3"/>
          <table:table-cell table:number-columns-repeated="2"/>
          <table:table-cell table:style-name="ce13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Zayo</text:p>
          </table:table-cell>
          <table:table-cell table:style-name="ce19" office:value-type="string" calcext:value-type="string">
            <text:p>Sunnyvale - NAPW</text:p>
          </table:table-cell>
          <table:table-cell table:style-name="ce19" office:value-type="string" calcext:value-type="string">
            <text:p>Get options &amp; Negotiate</text:p>
          </table:table-cell>
          <table:table-cell table:style-name="ce55" office:value-type="date" office:date-value="2019-08-30" calcext:value-type="date">
            <text:p>8/30/2019</text:p>
          </table:table-cell>
          <table:table-cell table:style-name="ce19" office:value-type="string" calcext:value-type="string">
            <text:p>Round 1</text:p>
          </table:table-cell>
          <table:table-cell table:style-name="ce13" office:value-type="float" office:value="3775" calcext:value-type="float">
            <text:p>$3,775</text:p>
          </table:table-cell>
          <table:table-cell table:style-name="ce13" office:value-type="float" office:value="3283" calcext:value-type="float">
            <text:p>$3,283</text:p>
          </table:table-cell>
          <table:table-cell table:style-name="ce13" table:formula="of:=[.$F$19]-[.G19]" office:value-type="float" office:value="492" calcext:value-type="float">
            <text:p>$492</text:p>
          </table:table-cell>
          <table:table-cell table:style-name="ce13" table:formula="of:=[.H19]*12" office:value-type="float" office:value="5904" calcext:value-type="float">
            <text:p>$5,904</text:p>
          </table:table-cell>
          <table:table-cell/>
          <table:table-cell table:style-name="ce19" office:value-type="string" calcext:value-type="string">
            <text:p>12 months $3243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Zayo</text:p>
          </table:table-cell>
          <table:table-cell/>
          <table:table-cell table:style-name="ce19" office:value-type="string" calcext:value-type="string">
            <text:p>Negotiation</text:p>
          </table:table-cell>
          <table:table-cell/>
          <table:table-cell table:style-name="ce19" office:value-type="string" calcext:value-type="string">
            <text:p>Round 2</text:p>
          </table:table-cell>
          <table:table-cell/>
          <table:table-cell table:style-name="ce66" office:value-type="float" office:value="2840" calcext:value-type="float">
            <text:p>$2,840</text:p>
          </table:table-cell>
          <table:table-cell table:style-name="ce13" table:formula="of:=[.$F$19]-[.G20]" office:value-type="float" office:value="935" calcext:value-type="float">
            <text:p>$935</text:p>
          </table:table-cell>
          <table:table-cell table:style-name="ce13" table:formula="of:=[.H20]*12" office:value-type="float" office:value="11220" calcext:value-type="float">
            <text:p>$11,220</text:p>
          </table:table-cell>
          <table:table-cell/>
          <table:table-cell table:style-name="ce19" office:value-type="string" calcext:value-type="string">
            <text:p>24 months $2840</text:p>
          </table:table-cell>
          <table:table-cell table:number-columns-repeated="1013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number-columns-repeated="5"/>
          <table:table-cell table:style-name="ce13" office:value-type="float" office:value="10680" calcext:value-type="float">
            <text:p>$10,680</text:p>
          </table:table-cell>
          <table:table-cell table:style-name="ce13" table:formula="of:=[.$F$19]-[.G21]" office:value-type="float" office:value="-6905" calcext:value-type="float">
            <text:p>-$6,905</text:p>
          </table:table-cell>
          <table:table-cell table:style-name="ce13" table:formula="of:=[.H21]*12" office:value-type="float" office:value="-82860" calcext:value-type="float">
            <text:p>-$82,860</text:p>
          </table:table-cell>
          <table:table-cell/>
          <table:table-cell table:style-name="ce19" office:value-type="string" calcext:value-type="string">
            <text:p>36 months $269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5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Verizon</text:p>
          </table:table-cell>
          <table:table-cell table:style-name="ce19" office:value-type="string" calcext:value-type="string">
            <text:p>P2P</text:p>
          </table:table-cell>
          <table:table-cell/>
          <table:table-cell table:style-name="ce55" office:value-type="date" office:date-value="2019-05-31" calcext:value-type="date">
            <text:p>5/31/2019</text:p>
          </table:table-cell>
          <table:table-cell/>
          <table:table-cell table:style-name="ce59" office:value-type="float" office:value="4018" calcext:value-type="float">
            <text:p>$4,018</text:p>
          </table:table-cell>
          <table:table-cell table:style-name="ce13" office:value-type="float" office:value="2560" calcext:value-type="float">
            <text:p>$2,560</text:p>
          </table:table-cell>
          <table:table-cell table:style-name="ce13" table:formula="of:=[.F24]-[.G24]" office:value-type="float" office:value="1458" calcext:value-type="float">
            <text:p>$1,458</text:p>
          </table:table-cell>
          <table:table-cell table:style-name="ce13" table:formula="of:=[.H24]*12" office:value-type="float" office:value="17496" calcext:value-type="float">
            <text:p>$17,496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19" office:value-type="string" calcext:value-type="string">
            <text:p>DIA</text:p>
          </table:table-cell>
          <table:table-cell/>
          <table:table-cell table:style-name="ce55" office:value-type="date" office:date-value="2019-05-31" calcext:value-type="date">
            <text:p>5/31/2019</text:p>
          </table:table-cell>
          <table:table-cell/>
          <table:table-cell table:style-name="ce60" office:value-type="float" office:value="957.6" calcext:value-type="float">
            <text:p>$958</text:p>
          </table:table-cell>
          <table:table-cell table:style-name="ce13" office:value-type="float" office:value="0" calcext:value-type="float">
            <text:p>$0</text:p>
          </table:table-cell>
          <table:table-cell table:style-name="ce13" table:formula="of:=[.F25]-[.G25]" office:value-type="float" office:value="957.6" calcext:value-type="float">
            <text:p>$958</text:p>
          </table:table-cell>
          <table:table-cell table:style-name="ce13" table:formula="of:=[.H25]*12" office:value-type="float" office:value="11491.2" calcext:value-type="float">
            <text:p>$11,491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DIA</text:p>
          </table:table-cell>
          <table:table-cell/>
          <table:table-cell table:style-name="ce55" office:value-type="date" office:date-value="2019-05-31" calcext:value-type="date">
            <text:p>5/31/2019</text:p>
          </table:table-cell>
          <table:table-cell/>
          <table:table-cell table:style-name="ce60" office:value-type="float" office:value="957.6" calcext:value-type="float">
            <text:p>$958</text:p>
          </table:table-cell>
          <table:table-cell table:style-name="ce13" office:value-type="float" office:value="0" calcext:value-type="float">
            <text:p>$0</text:p>
          </table:table-cell>
          <table:table-cell table:style-name="ce13" table:formula="of:=[.F26]-[.G26]" office:value-type="float" office:value="957.6" calcext:value-type="float">
            <text:p>$958</text:p>
          </table:table-cell>
          <table:table-cell table:style-name="ce13" table:formula="of:=[.H26]*12" office:value-type="float" office:value="11491.2" calcext:value-type="float">
            <text:p>$11,491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GTT</text:p>
          </table:table-cell>
          <table:table-cell table:style-name="ce19" office:value-type="string" calcext:value-type="string">
            <text:p>NAPW DIA 10G</text:p>
          </table:table-cell>
          <table:table-cell table:style-name="ce19" office:value-type="string" calcext:value-type="string">
            <text:p>Requires Equinix build from their POP</text:p>
          </table:table-cell>
          <table:table-cell table:number-columns-repeated="2"/>
          <table:table-cell table:style-name="ce13"/>
          <table:table-cell table:style-name="ce13" office:value-type="float" office:value="2500" calcext:value-type="float">
            <text:p>$2,500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9" office:value-type="string" calcext:value-type="string">
            <text:p>Cogent</text:p>
          </table:table-cell>
          <table:table-cell table:style-name="ce19" office:value-type="string" calcext:value-type="string">
            <text:p>NAPW DIA 10G</text:p>
          </table:table-cell>
          <table:table-cell table:style-name="ce19" office:value-type="string" calcext:value-type="string">
            <text:p>$1,000 NRC</text:p>
          </table:table-cell>
          <table:table-cell table:number-columns-repeated="3"/>
          <table:table-cell table:style-name="ce13" office:value-type="float" office:value="2600" calcext:value-type="float">
            <text:p>$2,6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Hurricane</text:p>
          </table:table-cell>
          <table:table-cell table:style-name="ce19" office:value-type="string" calcext:value-type="string">
            <text:p>NAPE DIA 10G</text:p>
          </table:table-cell>
          <table:table-cell table:style-name="ce19" office:value-type="string" calcext:value-type="string">
            <text:p>Unprotected</text:p>
          </table:table-cell>
          <table:table-cell table:style-name="ce55"/>
          <table:table-cell/>
          <table:table-cell table:style-name="ce58"/>
          <table:table-cell table:style-name="ce13" office:value-type="float" office:value="1500" calcext:value-type="float">
            <text:p>$1,5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style-name="ce19" office:value-type="string" calcext:value-type="string">
            <text:p>NAPE DIA 10G</text:p>
          </table:table-cell>
          <table:table-cell table:style-name="ce19"/>
          <table:table-cell table:style-name="ce55"/>
          <table:table-cell/>
          <table:table-cell table:style-name="ce58"/>
          <table:table-cell table:style-name="ce13" office:value-type="float" office:value="5309.08" calcext:value-type="float">
            <text:p>$5,30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lia</text:p>
          </table:table-cell>
          <table:table-cell table:style-name="ce19" office:value-type="string" calcext:value-type="string">
            <text:p>NAPE DIA 10G</text:p>
          </table:table-cell>
          <table:table-cell table:style-name="ce19"/>
          <table:table-cell table:style-name="ce55"/>
          <table:table-cell/>
          <table:table-cell table:style-name="ce58"/>
          <table:table-cell table:style-name="ce13" office:value-type="float" office:value="2375" calcext:value-type="float">
            <text:p>$2,3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NAPE DIA 10G</text:p>
          </table:table-cell>
          <table:table-cell table:style-name="ce19"/>
          <table:table-cell table:style-name="ce56"/>
          <table:table-cell/>
          <table:table-cell table:style-name="ce58"/>
          <table:table-cell table:style-name="ce13" office:value-type="float" office:value="5500.25" calcext:value-type="float">
            <text:p>$5,500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9" table:number-columns-repeated="3"/>
          <table:table-cell table:style-name="ce56"/>
          <table:table-cell/>
          <table:table-cell table:style-name="ce58"/>
          <table:table-cell table:style-name="ce19"/>
          <table:table-cell table:style-name="ce13"/>
          <table:table-cell table:number-columns-repeated="1016"/>
        </table:table-row>
        <table:table-row table:style-name="ro1">
          <table:table-cell table:style-name="ce19" office:value-type="string" calcext:value-type="string">
            <text:p>Alpheus</text:p>
          </table:table-cell>
          <table:table-cell table:style-name="ce19" office:value-type="string" calcext:value-type="string">
            <text:p>Austin</text:p>
          </table:table-cell>
          <table:table-cell table:style-name="ce19" office:value-type="string" calcext:value-type="string">
            <text:p>DIA 1Gb (includes PRI and 40 DIDs not used)</text:p>
          </table:table-cell>
          <table:table-cell table:style-name="ce56" office:value-type="date" office:date-value="2020-05-31" calcext:value-type="date">
            <office:annotation draw:style-name="gr1" draw:text-style-name="P2" svg:width="320.6pt" svg:height="90pt" svg:x="465.28pt" svg:y="543pt" draw:caption-point-x="-11.54pt" draw:caption-point-y="-22.99pt">
              <dc:date>2021-05-06T00:00:00</dc:date>
              <text:p text:style-name="P1">======</text:p>
              <text:p text:style-name="P1">ID#AAAAIdHjFYI</text:p>
              <text:p text:style-name="P1"><text:s text:c="4"/>(2021-05-06 21:12:00)</text:p>
              <text:p text:style-name="P1">According to them, service delivered 5/27/2016 to Molecular Imprints, 3 year term, auto renew for 1 year, now 5/27/2020</text:p>
              <text:p text:style-name="P1"><text:tab/>-Felix Reta</text:p>
            </office:annotation>
            <text:p>5/31/2020</text:p>
          </table:table-cell>
          <table:table-cell/>
          <table:table-cell table:style-name="ce58" office:value-type="float" office:value="5759" calcext:value-type="float">
            <text:p>$5,759</text:p>
          </table:table-cell>
          <table:table-cell table:style-name="ce19" office:value-type="string" calcext:value-type="string">
            <text:p>offered 8%, refused to cancel voice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9" office:value-type="string" calcext:value-type="string">
            <text:p>Alpheus</text:p>
          </table:table-cell>
          <table:table-cell table:style-name="ce19" office:value-type="string" calcext:value-type="string">
            <text:p>Austin</text:p>
          </table:table-cell>
          <table:table-cell table:style-name="ce19" office:value-type="string" calcext:value-type="string">
            <text:p>DIA 1Gb, no voice, 24 mos. round 3</text:p>
          </table:table-cell>
          <table:table-cell table:number-columns-repeated="3"/>
          <table:table-cell table:style-name="ce64" office:value-type="float" office:value="3128.5" calcext:value-type="float">
            <text:p>$3,128.50</text:p>
          </table:table-cell>
          <table:table-cell table:style-name="ce13" table:formula="of:=[.$F$34]-[.G35]" office:value-type="float" office:value="2630.5" calcext:value-type="float">
            <text:p>$2,631</text:p>
          </table:table-cell>
          <table:table-cell table:style-name="ce13" table:formula="of:=[.H35]*12" office:value-type="float" office:value="31566" calcext:value-type="float">
            <text:p>$31,566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style-name="ce19" office:value-type="string" calcext:value-type="string">
            <text:p>Austin</text:p>
          </table:table-cell>
          <table:table-cell table:style-name="ce8" office:value-type="string" calcext:value-type="string">
            <text:p>DIA 1Gb &lt;15d install</text:p>
          </table:table-cell>
          <table:table-cell table:style-name="ce8" table:number-columns-repeated="2"/>
          <table:table-cell/>
          <table:table-cell table:style-name="ce13" office:value-type="float" office:value="1766" calcext:value-type="float">
            <text:p>$1,766</text:p>
          </table:table-cell>
          <table:table-cell table:style-name="ce13" table:formula="of:=[.$F$34]-[.G36]" office:value-type="float" office:value="3993" calcext:value-type="float">
            <text:p>$3,993</text:p>
          </table:table-cell>
          <table:table-cell table:style-name="ce13" table:formula="of:=[.H36]*12" office:value-type="float" office:value="47916" calcext:value-type="float">
            <text:p>$47,916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Hurricane</text:p>
          </table:table-cell>
          <table:table-cell table:style-name="ce19" office:value-type="string" calcext:value-type="string">
            <text:p>Austin</text:p>
          </table:table-cell>
          <table:table-cell table:style-name="ce19"/>
          <table:table-cell table:number-columns-repeated="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 table:style-name="ce19" office:value-type="string" calcext:value-type="string">
            <text:p>Austin</text:p>
          </table:table-cell>
          <table:table-cell table:style-name="ce19" office:value-type="string" calcext:value-type="string">
            <text:p>500Mb</text:p>
          </table:table-cell>
          <table:table-cell table:number-columns-repeated="3"/>
          <table:table-cell table:style-name="ce13" office:value-type="float" office:value="2673" calcext:value-type="float">
            <text:p>$2,673</text:p>
          </table:table-cell>
          <table:table-cell table:style-name="ce13" table:formula="of:=[.$F$34]-[.G38]" office:value-type="float" office:value="3086" calcext:value-type="float">
            <text:p>$3,086</text:p>
          </table:table-cell>
          <table:table-cell table:style-name="ce13" table:formula="of:=[.H38]*12" office:value-type="float" office:value="37032" calcext:value-type="float">
            <text:p>$37,032</text:p>
          </table:table-cell>
          <table:table-cell table:number-columns-repeated="1015"/>
        </table:table-row>
        <table:table-row table:style-name="ro1">
          <table:table-cell table:style-name="ce19" table:number-columns-repeated="3"/>
          <table:table-cell table:number-columns-repeated="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3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GTT</text:p>
          </table:table-cell>
          <table:table-cell table:style-name="ce19" office:value-type="string" calcext:value-type="string">
            <text:p>San Francisco P2P</text:p>
          </table:table-cell>
          <table:table-cell table:style-name="ce19" office:value-type="string" calcext:value-type="string">
            <text:p>1Gbps</text:p>
          </table:table-cell>
          <table:table-cell table:number-columns-repeated="3"/>
          <table:table-cell table:style-name="ce13" office:value-type="float" office:value="1450" calcext:value-type="float">
            <text:p>$1,450</text:p>
          </table:table-cell>
          <table:table-cell table:style-name="ce13" table:formula="of:=[.F41]-[.G41]" office:value-type="float" office:value="-1450" calcext:value-type="float">
            <text:p>-$1,450</text:p>
          </table:table-cell>
          <table:table-cell table:style-name="ce13" table:formula="of:=[.H41]*12" office:value-type="float" office:value="-17400" calcext:value-type="float">
            <text:p>-$17,400</text:p>
          </table:table-cell>
          <table:table-cell table:style-name="ce35" office:value-type="string" calcext:value-type="string">
            <text:p>Need to add $500 metro connect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30 days</text:p>
          </table:table-cell>
          <table:table-cell table:style-name="ce19" office:value-type="string" calcext:value-type="string">
            <text:p>10Gbps</text:p>
          </table:table-cell>
          <table:table-cell table:number-columns-repeated="3"/>
          <table:table-cell table:style-name="ce13" office:value-type="float" office:value="6125" calcext:value-type="float">
            <text:p>$6,125</text:p>
          </table:table-cell>
          <table:table-cell table:style-name="ce13" table:formula="of:=[.F42]-[.G42]" office:value-type="float" office:value="-6125" calcext:value-type="float">
            <text:p>-$6,125</text:p>
          </table:table-cell>
          <table:table-cell table:style-name="ce13" table:formula="of:=[.H42]*12" office:value-type="float" office:value="-73500" calcext:value-type="float">
            <text:p>-$73,5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9" office:value-type="string" calcext:value-type="string">
            <text:p>X-Connect</text:p>
          </table:table-cell>
          <table:table-cell table:number-columns-repeated="3"/>
          <table:table-cell table:style-name="ce13" office:value-type="float" office:value="350" calcext:value-type="float">
            <text:p>$350</text:p>
          </table:table-cell>
          <table:table-cell table:style-name="ce13" table:formula="of:=[.F43]-[.G43]" office:value-type="float" office:value="-350" calcext:value-type="float">
            <text:p>-$350</text:p>
          </table:table-cell>
          <table:table-cell table:style-name="ce13" table:formula="of:=[.H43]*12" office:value-type="float" office:value="-4200" calcext:value-type="float">
            <text:p>-$4,2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style-name="ce19" office:value-type="string" calcext:value-type="string">
            <text:p>San Francisco P2P</text:p>
          </table:table-cell>
          <table:table-cell table:style-name="ce19" office:value-type="string" calcext:value-type="string">
            <text:p>1Gbps</text:p>
          </table:table-cell>
          <table:table-cell table:number-columns-repeated="2"/>
          <table:table-cell table:style-name="ce19" office:value-type="float" office:value="0" calcext:value-type="float">
            <text:p>0</text:p>
          </table:table-cell>
          <table:table-cell table:style-name="ce13" office:value-type="float" office:value="1910" calcext:value-type="float">
            <text:p>$1,910</text:p>
          </table:table-cell>
          <table:table-cell table:style-name="ce13" table:formula="of:=[.F44]-[.G44]" office:value-type="float" office:value="-1910" calcext:value-type="float">
            <text:p>-$1,910</text:p>
          </table:table-cell>
          <table:table-cell table:style-name="ce13" table:formula="of:=[.H44]*12" office:value-type="float" office:value="-22920" calcext:value-type="float">
            <text:p>-$22,92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San Francisco DIA</text:p>
          </table:table-cell>
          <table:table-cell table:style-name="ce19" office:value-type="string" calcext:value-type="string">
            <text:p>1Gbps</text:p>
          </table:table-cell>
          <table:table-cell table:number-columns-repeated="3"/>
          <table:table-cell table:style-name="ce13" office:value-type="float" office:value="2255" calcext:value-type="float">
            <text:p>$2,255</text:p>
          </table:table-cell>
          <table:table-cell table:style-name="ce13" table:formula="of:=[.F45]-[.G45]" office:value-type="float" office:value="-2255" calcext:value-type="float">
            <text:p>-$2,255</text:p>
          </table:table-cell>
          <table:table-cell table:style-name="ce13" table:formula="of:=[.H45]*12" office:value-type="float" office:value="-27060" calcext:value-type="float">
            <text:p>-$27,06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Crown Castle</text:p>
          </table:table-cell>
          <table:table-cell table:style-name="ce19" office:value-type="string" calcext:value-type="string">
            <text:p>NAPE DIA</text:p>
          </table:table-cell>
          <table:table-cell table:style-name="ce19" office:value-type="string" calcext:value-type="string">
            <text:p>10 Gb lag protected</text:p>
          </table:table-cell>
          <table:table-cell table:number-columns-repeated="2"/>
          <table:table-cell table:style-name="ce58" office:value-type="float" office:value="9975" calcext:value-type="float">
            <text:p>$9,975</text:p>
          </table:table-cell>
          <table:table-cell table:style-name="ce13" table:formula="of:=[.G49]" office:value-type="float" office:value="3700" calcext:value-type="float">
            <text:p>$3,700</text:p>
          </table:table-cell>
          <table:table-cell table:style-name="ce13" table:formula="of:=[.F48]-[.G48]" office:value-type="float" office:value="6275" calcext:value-type="float">
            <text:p>$6,275</text:p>
          </table:table-cell>
          <table:table-cell table:style-name="ce13" table:formula="of:=[.H48]*12" office:value-type="float" office:value="75300" calcext:value-type="float">
            <text:p>$75,3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Hurricane Electric</text:p>
          </table:table-cell>
          <table:table-cell/>
          <table:table-cell table:style-name="ce19" office:value-type="string" calcext:value-type="string">
            <text:p>$3k + 2*(350) x-connect</text:p>
          </table:table-cell>
          <table:table-cell table:number-columns-repeated="3"/>
          <table:table-cell table:style-name="ce67" office:value-type="float" office:value="3700" calcext:value-type="float">
            <text:p>$3,7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 table:number-columns-repeated="5"/>
          <table:table-cell table:style-name="ce13" office:value-type="float" office:value="5000" calcext:value-type="float">
            <text:p>$5,0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gent</text:p>
          </table:table-cell>
          <table:table-cell/>
          <table:table-cell table:style-name="ce19" office:value-type="string" calcext:value-type="string">
            <text:p>$1k NRC, $350 x-conn</text:p>
          </table:table-cell>
          <table:table-cell table:number-columns-repeated="3"/>
          <table:table-cell table:style-name="ce13" office:value-type="float" office:value="2600" calcext:value-type="float">
            <text:p>$2,600</text:p>
          </table:table-cell>
          <table:table-cell table:number-columns-repeated="1017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19" office:value-type="string" calcext:value-type="string">
            <text:p>Verizon</text:p>
          </table:table-cell>
          <table:table-cell table:style-name="ce19" office:value-type="string" calcext:value-type="string">
            <text:p>NAPW DIA</text:p>
          </table:table-cell>
          <table:table-cell/>
          <table:table-cell table:style-name="ce55" office:value-type="date" office:date-value="2019-05-31" calcext:value-type="date">
            <text:p>5/31/2019</text:p>
          </table:table-cell>
          <table:table-cell/>
          <table:table-cell table:style-name="ce13" office:value-type="float" office:value="2530" calcext:value-type="float">
            <text:p>$2,53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Verizon</text:p>
          </table:table-cell>
          <table:table-cell table:style-name="ce19" office:value-type="string" calcext:value-type="string">
            <text:p>NAPE DIA</text:p>
          </table:table-cell>
          <table:table-cell table:style-name="ce19"/>
          <table:table-cell table:number-columns-repeated="2"/>
          <table:table-cell table:style-name="ce13" office:value-type="float" office:value="2530" calcext:value-type="float">
            <text:p>$2,530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9" office:value-type="string" calcext:value-type="string">
            <text:p>Hurricane Electric</text:p>
          </table:table-cell>
          <table:table-cell table:style-name="ce19" office:value-type="string" calcext:value-type="string">
            <text:p>NAPW DIA</text:p>
          </table:table-cell>
          <table:table-cell table:style-name="ce19" office:value-type="string" calcext:value-type="string">
            <text:p>Requires Equinix build from their POP</text:p>
          </table:table-cell>
          <table:table-cell table:number-columns-repeated="3"/>
          <table:table-cell table:style-name="ce13" office:value-type="float" office:value="2850" calcext:value-type="float">
            <text:p>$2,8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NAPW DIA</text:p>
          </table:table-cell>
          <table:table-cell table:number-columns-repeated="4"/>
          <table:table-cell table:style-name="ce13" office:value-type="float" office:value="2550" calcext:value-type="float">
            <text:p>$2,5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TT</text:p>
          </table:table-cell>
          <table:table-cell table:style-name="ce19" office:value-type="string" calcext:value-type="string">
            <text:p>NAPW DIA</text:p>
          </table:table-cell>
          <table:table-cell table:number-columns-repeated="4"/>
          <table:table-cell table:style-name="ce13" office:value-type="float" office:value="5000" calcext:value-type="float">
            <text:p>$5,000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9" office:value-type="string" calcext:value-type="string">
            <text:p>GTT</text:p>
          </table:table-cell>
          <table:table-cell table:style-name="ce19" office:value-type="string" calcext:value-type="string">
            <text:p>NAPW DIA</text:p>
          </table:table-cell>
          <table:table-cell table:number-columns-repeated="4"/>
          <table:table-cell table:style-name="ce13"/>
          <table:table-cell table:number-columns-repeated="1017"/>
        </table:table-row>
        <table:table-row table:style-name="ro1">
          <table:table-cell table:style-name="ce19" office:value-type="string" calcext:value-type="string">
            <text:p>Cogent</text:p>
          </table:table-cell>
          <table:table-cell table:style-name="ce19" office:value-type="string" calcext:value-type="string">
            <text:p>NAPW DIA</text:p>
          </table:table-cell>
          <table:table-cell table:style-name="ce19" office:value-type="string" calcext:value-type="string">
            <text:p>$1k NRC, $350 x-conn</text:p>
          </table:table-cell>
          <table:table-cell table:number-columns-repeated="3"/>
          <table:table-cell table:style-name="ce13" office:value-type="float" office:value="2600" calcext:value-type="float">
            <text:p>$2,600</text:p>
          </table:table-cell>
          <table:table-cell table:number-columns-repeated="1017"/>
        </table:table-row>
        <table:table-row table:style-name="ro1" table:number-rows-repeated="2">
          <table:table-cell table:style-name="ce19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Austin P2P</text:p>
          </table:table-cell>
          <table:table-cell table:style-name="ce49" office:value-type="string" calcext:value-type="string">
            <text:p>BDFL6649</text:p>
          </table:table-cell>
          <table:table-cell table:style-name="ce55" office:value-type="date" office:date-value="2019-06-17" calcext:value-type="date">
            <text:p>6/17/2019</text:p>
          </table:table-cell>
          <table:table-cell/>
          <table:table-cell table:style-name="ce13" office:value-type="float" office:value="3050" calcext:value-type="float">
            <text:p>$3,050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Seattle P2P</text:p>
          </table:table-cell>
          <table:table-cell table:style-name="ce19" office:value-type="string" calcext:value-type="string">
            <text:p>BDFK4503</text:p>
          </table:table-cell>
          <table:table-cell table:style-name="ce55"/>
          <table:table-cell/>
          <table:table-cell table:style-name="ce13" office:value-type="float" office:value="3025" calcext:value-type="float">
            <text:p>$3,025</text:p>
          </table:table-cell>
          <table:table-cell table:style-name="ce13"/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Sunnyvale DIA</text:p>
          </table:table-cell>
          <table:table-cell table:style-name="ce19" office:value-type="string" calcext:value-type="string">
            <text:p>BDJL0200</text:p>
          </table:table-cell>
          <table:table-cell table:style-name="ce55" office:value-type="date" office:date-value="2019-06-21" calcext:value-type="date">
            <text:p>6/21/2019</text:p>
          </table:table-cell>
          <table:table-cell/>
          <table:table-cell table:style-name="ce13" office:value-type="float" office:value="1978" calcext:value-type="float">
            <text:p>$1,978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NAPW DIA</text:p>
          </table:table-cell>
          <table:table-cell table:style-name="ce19" office:value-type="string" calcext:value-type="string">
            <text:p>BDDS2207</text:p>
          </table:table-cell>
          <table:table-cell table:style-name="ce55" office:value-type="date" office:date-value="2019-07-25" calcext:value-type="date">
            <text:p>7/25/2019</text:p>
          </table:table-cell>
          <table:table-cell/>
          <table:table-cell table:style-name="ce61" office:value-type="float" office:value="3265" calcext:value-type="float">
            <text:p>$3,265</text:p>
          </table:table-cell>
          <table:table-cell table:style-name="ce13" office:value-type="float" office:value="2600" calcext:value-type="float">
            <office:annotation draw:style-name="gr1" draw:text-style-name="P2" svg:width="320.6pt" svg:height="90pt" svg:x="705.74pt" svg:y="1062.74pt" draw:caption-point-x="-11.54pt" draw:caption-point-y="-22.96pt">
              <dc:date>2021-05-06T00:00:00</dc:date>
              <text:p text:style-name="P1">======</text:p>
              <text:p text:style-name="P1">ID#AAAAIdHjFYQ</text:p>
              <text:p text:style-name="P1"><text:s text:c="4"/>(2021-05-06 21:12:00)</text:p>
              <text:p text:style-name="P1">Cogent</text:p>
              <text:p text:style-name="P1"><text:tab/>-Felix Reta</text:p>
            </office:annotation>
            <text:p>$2,600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NAPE DIA</text:p>
          </table:table-cell>
          <table:table-cell table:style-name="ce19" office:value-type="string" calcext:value-type="string">
            <text:p>BDDS2208</text:p>
          </table:table-cell>
          <table:table-cell table:style-name="ce55" office:value-type="date" office:date-value="2019-06-21" calcext:value-type="date">
            <text:p>6/21/2019</text:p>
          </table:table-cell>
          <table:table-cell/>
          <table:table-cell table:style-name="ce61" office:value-type="float" office:value="3750" calcext:value-type="float">
            <text:p>$3,750</text:p>
          </table:table-cell>
          <table:table-cell table:style-name="ce13" office:value-type="float" office:value="1500" calcext:value-type="float">
            <office:annotation draw:style-name="gr1" draw:text-style-name="P2" svg:width="320.6pt" svg:height="90pt" svg:x="705.74pt" svg:y="1078.5pt" draw:caption-point-x="-11.54pt" draw:caption-point-y="-22.99pt">
              <dc:date>2021-05-06T00:00:00</dc:date>
              <text:p text:style-name="P1">======</text:p>
              <text:p text:style-name="P1">ID#AAAAIdHjFYA</text:p>
              <text:p text:style-name="P1"><text:s text:c="4"/>(2021-05-06 21:12:00)</text:p>
              <text:p text:style-name="P1">Hurricane Electric</text:p>
              <text:p text:style-name="P1"><text:tab/>-Felix Reta</text:p>
            </office:annotation>
            <text:p>$1,500</text:p>
          </table:table-cell>
          <table:table-cell table:style-name="ce13" table:formula="of:=[.F68]-[.G68]" office:value-type="float" office:value="2250" calcext:value-type="float">
            <text:p>$2,250</text:p>
          </table:table-cell>
          <table:table-cell table:style-name="ce13" table:formula="of:=[.H68]*12" office:value-type="float" office:value="27000" calcext:value-type="float">
            <text:p>$27,000</text:p>
          </table:table-cell>
          <table:table-cell table:number-columns-repeated="1015"/>
        </table:table-row>
        <table:table-row table:style-name="ro1">
          <table:table-cell/>
          <table:table-cell table:style-name="ce19" table:number-columns-repeated="2"/>
          <table:table-cell table:style-name="ce55"/>
          <table:table-cell/>
          <table:table-cell table:style-name="ce13"/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NAPE Plantation</text:p>
          </table:table-cell>
          <table:table-cell table:style-name="ce19" office:value-type="string" calcext:value-type="string">
            <text:p>BDCZ1092</text:p>
          </table:table-cell>
          <table:table-cell table:style-name="ce55" office:value-type="date" office:date-value="2016-08-18" calcext:value-type="date">
            <text:p>8/18/2016</text:p>
          </table:table-cell>
          <table:table-cell/>
          <table:table-cell table:style-name="ce13" office:value-type="float" office:value="6332.5" calcext:value-type="float">
            <text:p>$6,333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NAPW Seattle</text:p>
          </table:table-cell>
          <table:table-cell table:style-name="ce19" office:value-type="string" calcext:value-type="string">
            <text:p>BDFK4503</text:p>
          </table:table-cell>
          <table:table-cell table:style-name="ce55" office:value-type="date" office:date-value="2019-09-22" calcext:value-type="date">
            <text:p>9/22/2019</text:p>
          </table:table-cell>
          <table:table-cell/>
          <table:table-cell table:style-name="ce13" office:value-type="float" office:value="5036.42" calcext:value-type="float">
            <text:p>$5,036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NAPW Sunnyvale</text:p>
          </table:table-cell>
          <table:table-cell table:style-name="ce19" office:value-type="string" calcext:value-type="string">
            <text:p>BDGD5001</text:p>
          </table:table-cell>
          <table:table-cell table:style-name="ce55" office:value-type="date" office:date-value="2019-12-05" calcext:value-type="date">
            <text:p>12/5/2019</text:p>
          </table:table-cell>
          <table:table-cell/>
          <table:table-cell table:style-name="ce62" office:value-type="float" office:value="5699.25" calcext:value-type="float">
            <office:annotation draw:style-name="gr3" draw:text-style-name="P2" svg:width="320.6pt" svg:height="89.97pt" svg:x="625.58pt" svg:y="1141.51pt" draw:caption-point-x="-11.54pt" draw:caption-point-y="-22.99pt">
              <dc:date>2021-05-06T00:00:00</dc:date>
              <text:p text:style-name="P1">======</text:p>
              <text:p text:style-name="P1">ID#AAAAIdHjFYE</text:p>
              <text:p text:style-name="P1"><text:s text:c="4"/>(2021-05-06 21:12:00)</text:p>
              <text:p text:style-name="P1">Recommend to cancel</text:p>
              <text:p text:style-name="P1"><text:tab/>-Felix Reta</text:p>
            </office:annotation>
            <text:p>$5,699</text:p>
          </table:table-cell>
          <table:table-cell table:number-columns-repeated="1018"/>
        </table:table-row>
        <table:table-row table:style-name="ro1">
          <table:table-cell/>
          <table:table-cell table:style-name="ce19"/>
          <table:table-cell table:style-name="ce50"/>
          <table:table-cell table:style-name="ce55"/>
          <table:table-cell/>
          <table:table-cell table:style-name="ce13"/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Haifa</text:p>
          </table:table-cell>
          <table:table-cell table:style-name="ce50" office:value-type="string" calcext:value-type="string">
            <text:p>Explore local exchange via Tel Aviv</text:p>
          </table:table-cell>
          <table:table-cell table:style-name="ce55" office:value-type="date" office:date-value="2121-06-21" calcext:value-type="date">
            <text:p>6/21/2121</text:p>
          </table:table-cell>
          <table:table-cell/>
          <table:table-cell table:style-name="ce13" office:value-type="float" office:value="6212" calcext:value-type="float">
            <text:p>$6,21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Tel Aviv</text:p>
          </table:table-cell>
          <table:table-cell table:style-name="ce50" office:value-type="string" calcext:value-type="string">
            <text:p>Explore local exchange</text:p>
          </table:table-cell>
          <table:table-cell table:style-name="ce55" office:value-type="date" office:date-value="2020-08-25" calcext:value-type="date">
            <text:p>8/25/2020</text:p>
          </table:table-cell>
          <table:table-cell/>
          <table:table-cell table:style-name="ce13" office:value-type="float" office:value="24448" calcext:value-type="float">
            <text:p>$24,448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 calcext:value-type="string">
            <text:p>Zurich</text:p>
          </table:table-cell>
          <table:table-cell table:style-name="ce50" office:value-type="string" calcext:value-type="string">
            <text:p>Explore local exchange</text:p>
          </table:table-cell>
          <table:table-cell table:style-name="ce55" office:value-type="date" office:date-value="2020-08-02" calcext:value-type="date">
            <text:p>8/2/2020</text:p>
          </table:table-cell>
          <table:table-cell/>
          <table:table-cell table:style-name="ce13" office:value-type="float" office:value="5542" calcext:value-type="float">
            <text:p>$5,5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 table:style-name="ce19" office:value-type="string" calcext:value-type="string">
            <text:p>Seattle P2P</text:p>
          </table:table-cell>
          <table:table-cell table:style-name="ce19"/>
          <table:table-cell table:number-columns-repeated="2"/>
          <table:table-cell table:style-name="ce13"/>
          <table:table-cell table:style-name="ce13" office:value-type="float" office:value="1324" calcext:value-type="float">
            <text:p>$1,324</text:p>
          </table:table-cell>
          <table:table-cell/>
          <table:table-cell table:style-name="ce13" table:formula="of:=([.F65]-[.G78])*12" office:value-type="float" office:value="20412" calcext:value-type="float">
            <text:p>$20,412</text:p>
          </table:table-cell>
          <table:table-cell table:number-columns-repeated="1015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3" table:number-columns-repeated="4"/>
          <table:table-cell table:number-columns-repeated="1015"/>
        </table:table-row>
        <table:table-row table:style-name="ro1" table:number-rows-repeated="2">
          <table:table-cell table:style-name="ce19" table:number-columns-repeated="3"/>
          <table:table-cell table:number-columns-repeated="2"/>
          <table:table-cell table:style-name="ce13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Verizon</text:p>
          </table:table-cell>
          <table:table-cell table:style-name="ce19" office:value-type="string" calcext:value-type="string">
            <text:p>NAPW DIA</text:p>
          </table:table-cell>
          <table:table-cell table:style-name="ce19" office:value-type="string" calcext:value-type="string">
            <text:p>Currently 1Gb, to 10Gb with minimal MRC</text:p>
          </table:table-cell>
          <table:table-cell table:number-columns-repeated="2"/>
          <table:table-cell table:style-name="ce13" office:value-type="float" office:value="2530" calcext:value-type="float">
            <text:p>$2,530</text:p>
          </table:table-cell>
          <table:table-cell table:style-name="ce13" office:value-type="float" office:value="2600" calcext:value-type="float">
            <text:p>$2,600</text:p>
          </table:table-cell>
          <table:table-cell table:style-name="ce13" table:formula="of:=[.F82]-[.G82]" office:value-type="float" office:value="-70" calcext:value-type="float">
            <text:p>-$70</text:p>
          </table:table-cell>
          <table:table-cell table:style-name="ce13" table:formula="of:=[.H82]*12" office:value-type="float" office:value="-840" calcext:value-type="float">
            <office:annotation draw:style-name="gr1" draw:text-style-name="P2" svg:width="320.6pt" svg:height="90pt" svg:x="866.04pt" svg:y="1299pt" draw:caption-point-x="-11.54pt" draw:caption-point-y="-22.99pt">
              <dc:date>2021-05-06T00:00:00</dc:date>
              <text:p text:style-name="P1">======</text:p>
              <text:p text:style-name="P1">ID#AAAAIdHjFX4</text:p>
              <text:p text:style-name="P1"><text:s text:c="4"/>(2021-05-06 21:12:00)</text:p>
              <text:p text:style-name="P1">Upgrade to 10G</text:p>
              <text:p text:style-name="P1"><text:tab/>-Felix Reta</text:p>
            </office:annotation>
            <text:p>-$84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NAPE DIA</text:p>
          </table:table-cell>
          <table:table-cell table:style-name="ce19" office:value-type="string" calcext:value-type="string">
            <text:p>Currently 1Gb, to 10Gb with savings</text:p>
          </table:table-cell>
          <table:table-cell table:number-columns-repeated="2"/>
          <table:table-cell table:style-name="ce13" office:value-type="float" office:value="2530" calcext:value-type="float">
            <text:p>$2,530</text:p>
          </table:table-cell>
          <table:table-cell table:style-name="ce13" office:value-type="float" office:value="1500" calcext:value-type="float">
            <text:p>$1,500</text:p>
          </table:table-cell>
          <table:table-cell table:style-name="ce13" table:formula="of:=[.F83]-[.G83]" office:value-type="float" office:value="1030" calcext:value-type="float">
            <text:p>$1,030</text:p>
          </table:table-cell>
          <table:table-cell table:style-name="ce13" table:formula="of:=[.H83]*12" office:value-type="float" office:value="12360" calcext:value-type="float">
            <office:annotation draw:style-name="gr1" draw:text-style-name="P2" svg:width="320.6pt" svg:height="90pt" svg:x="866.04pt" svg:y="1314.74pt" draw:caption-point-x="-11.54pt" draw:caption-point-y="-22.96pt">
              <dc:date>2021-05-06T00:00:00</dc:date>
              <text:p text:style-name="P1">======</text:p>
              <text:p text:style-name="P1">ID#AAAAIdHjFYY</text:p>
              <text:p text:style-name="P1"><text:s text:c="4"/>(2021-05-06 21:12:00)</text:p>
              <text:p text:style-name="P1">Upgrade to 10G</text:p>
              <text:p text:style-name="P1"><text:tab/>-Felix Reta</text:p>
            </office:annotation>
            <text:p>$12,3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[.I83]+[.I82]" office:value-type="float" office:value="11520" calcext:value-type="float">
            <text:p>$11,5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ohonet</text:p>
          </table:table-cell>
          <table:table-cell table:style-name="ce19" office:value-type="string" calcext:value-type="string">
            <text:p>New Zealand P2P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GTT</text:p>
          </table:table-cell>
          <table:table-cell table:number-columns-repeated="3"/>
          <table:table-cell table:style-name="ce13" office:value-type="float" office:value="16000" calcext:value-type="float">
            <text:p>$16,000</text:p>
          </table:table-cell>
          <table:table-cell table:style-name="ce13" office:value-type="float" office:value="12543" calcext:value-type="float">
            <text:p>$12,543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 calcext:value-type="string">
            <text:p>Local Exchan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Lausanne DIA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GTT</text:p>
          </table:table-cell>
          <table:table-cell table:number-columns-repeated="4"/>
          <table:table-cell table:style-name="ce13" office:value-type="float" office:value="1707" calcext:value-type="float">
            <text:p>$1,70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Crown Castle</text:p>
          </table:table-cell>
          <table:table-cell table:style-name="ce19" office:value-type="string" calcext:value-type="string">
            <text:p>Offer on April 2019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CIR</text:p>
          </table:table-cell>
          <table:table-cell table:style-name="ce44" office:value-type="string" calcext:value-type="string">
            <text:p>Description</text:p>
          </table:table-cell>
          <table:table-cell table:style-name="ce51" office:value-type="string" calcext:value-type="string">
            <text:p>Service Location</text:p>
          </table:table-cell>
          <table:table-cell table:style-name="ce57" table:number-columns-repeated="2"/>
          <table:table-cell table:style-name="ce51" office:value-type="string" calcext:value-type="string">
            <text:p>Type</text:p>
          </table:table-cell>
          <table:table-cell table:style-name="ce51" office:value-type="string" calcext:value-type="string">
            <text:p>Term</text:p>
          </table:table-cell>
          <table:table-cell table:style-name="ce51" office:value-type="string" calcext:value-type="string">
            <text:p>Current Spend</text:p>
          </table:table-cell>
          <table:table-cell table:style-name="ce51" office:value-type="string" calcext:value-type="string">
            <text:p>New</text:p>
          </table:table-cell>
          <table:table-cell table:style-name="ce73" office:value-type="string" calcext:value-type="string">
            <text:p>Discount</text:p>
          </table:table-cell>
          <table:table-cell table:style-name="ce73" office:value-type="string" calcext:value-type="string">
            <text:p>Yearly Savings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1 Gig</text:p>
          </table:table-cell>
          <table:table-cell table:style-name="ce40" office:value-type="string" calcext:value-type="string">
            <text:p>DIA Premium</text:p>
          </table:table-cell>
          <table:table-cell table:style-name="ce52" office:value-type="string" calcext:value-type="string" table:number-columns-spanned="2" table:number-rows-spanned="1">
            <text:p>7500 W Sunrise Blvd Plantation,FL 33322</text:p>
          </table:table-cell>
          <table:covered-table-cell/>
          <table:table-cell table:style-name="ce48"/>
          <table:table-cell table:style-name="ce63" office:value-type="string" calcext:value-type="string">
            <text:p>DIA</text:p>
          </table:table-cell>
          <table:table-cell table:style-name="ce68" office:value-type="float" office:value="24" calcext:value-type="float">
            <text:p>24</text:p>
          </table:table-cell>
          <table:table-cell table:style-name="ce69" office:value-type="float" office:value="3135" calcext:value-type="float">
            <text:p>$3,135</text:p>
          </table:table-cell>
          <table:table-cell table:style-name="ce69" office:value-type="float" office:value="1850" calcext:value-type="float">
            <text:p>$1,850</text:p>
          </table:table-cell>
          <table:table-cell table:style-name="ce74" table:formula="of:=1-([.I95]/[.H95])" office:value-type="percentage" office:value="0.4098883573" calcext:value-type="percentage">
            <text:p>41%</text:p>
          </table:table-cell>
          <table:table-cell table:style-name="ce75" table:formula="of:=([.H95]-[.I95])*12" office:value-type="float" office:value="15420" calcext:value-type="float">
            <text:p>$15,42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40" office:value-type="string" calcext:value-type="string">
            <text:p>CV#113194</text:p>
          </table:table-cell>
          <table:table-cell table:style-name="ce45" table:number-columns-repeated="7"/>
          <table:table-cell table:number-columns-repeated="1015"/>
        </table:table-row>
        <table:table-row table:style-name="ro1">
          <table:table-cell table:style-name="ce46" office:value-type="string" calcext:value-type="string">
            <text:p>10Gigs</text:p>
          </table:table-cell>
          <table:table-cell table:style-name="ce40" office:value-type="string" calcext:value-type="string">
            <text:p>DIA Premium</text:p>
          </table:table-cell>
          <table:table-cell table:style-name="ce52" office:value-type="string" calcext:value-type="string" table:number-columns-spanned="2" table:number-rows-spanned="1">
            <text:p>50 NE 9th St - MMR Miami,FL 33132</text:p>
          </table:table-cell>
          <table:covered-table-cell/>
          <table:table-cell table:style-name="ce45"/>
          <table:table-cell table:style-name="ce40" office:value-type="string" calcext:value-type="string">
            <text:p>DIA</text:p>
          </table:table-cell>
          <table:table-cell table:style-name="ce68" office:value-type="float" office:value="24" calcext:value-type="float">
            <text:p>24</text:p>
          </table:table-cell>
          <table:table-cell table:style-name="ce45" table:number-columns-repeated="2"/>
          <table:table-cell table:number-columns-repeated="1015"/>
        </table:table-row>
        <table:table-row table:style-name="ro1">
          <table:table-cell table:style-name="ce47"/>
          <table:table-cell table:style-name="ce40" office:value-type="string" calcext:value-type="string">
            <text:p>Lag Protection</text:p>
          </table:table-cell>
          <table:table-cell table:style-name="ce52" office:value-type="string" calcext:value-type="string" table:number-columns-spanned="2" table:number-rows-spanned="1">
            <text:p>50 NE 9th St - MMR Miami,FL 33132</text:p>
          </table:table-cell>
          <table:covered-table-cell/>
          <table:table-cell table:style-name="ce45"/>
          <table:table-cell table:style-name="ce40" office:value-type="string" calcext:value-type="string">
            <text:p>DIA</text:p>
          </table:table-cell>
          <table:table-cell table:style-name="ce68" office:value-type="float" office:value="24" calcext:value-type="float">
            <text:p>24</text:p>
          </table:table-cell>
          <table:table-cell table:style-name="ce69" office:value-type="float" office:value="9975" calcext:value-type="float">
            <text:p>$9,975</text:p>
          </table:table-cell>
          <table:table-cell table:style-name="ce69" office:value-type="float" office:value="8578" calcext:value-type="float">
            <text:p>$8,578</text:p>
          </table:table-cell>
          <table:table-cell table:style-name="ce74" table:formula="of:=1-([.I98]/[.H98])" office:value-type="percentage" office:value="0.1400501253" calcext:value-type="percentage">
            <text:p>14%</text:p>
          </table:table-cell>
          <table:table-cell table:style-name="ce75" table:formula="of:=([.H98]-[.I98])*12" office:value-type="float" office:value="16764" calcext:value-type="float">
            <text:p>$16,764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45" office:value-type="string" calcext:value-type="string">
            <text:p>CV#118706</text:p>
          </table:table-cell>
          <table:table-cell table:style-name="ce45" table:number-columns-repeated="7"/>
          <table:table-cell table:number-columns-repeated="1015"/>
        </table:table-row>
        <table:table-row table:style-name="ro1">
          <table:table-cell table:style-name="ce40" office:value-type="string" calcext:value-type="string">
            <text:p>10Gigs</text:p>
          </table:table-cell>
          <table:table-cell table:style-name="ce40" office:value-type="string" calcext:value-type="string">
            <text:p>Ethernet PTP ELAN</text:p>
          </table:table-cell>
          <table:table-cell table:style-name="ce52" office:value-type="string" calcext:value-type="string" table:number-columns-spanned="3" table:number-rows-spanned="1">
            <text:p>7500 W Sunrise Blvd- 5th Building Plantation,FL 33322</text:p>
          </table:table-cell>
          <table:covered-table-cell table:number-columns-repeated="2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45" table:number-columns-repeated="2"/>
          <table:table-cell table:number-columns-repeated="1015"/>
        </table:table-row>
        <table:table-row table:style-name="ro1">
          <table:table-cell table:style-name="ce45"/>
          <table:table-cell table:style-name="ce40" office:value-type="string" calcext:value-type="string">
            <text:p>Lag Protection</text:p>
          </table:table-cell>
          <table:table-cell table:style-name="ce52" office:value-type="string" calcext:value-type="string" table:number-columns-spanned="2" table:number-rows-spanned="1">
            <text:p>50 NE 9th St - MMR Miami,FL 33132</text:p>
          </table:table-cell>
          <table:covered-table-cell/>
          <table:table-cell table:style-name="ce45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69" office:value-type="float" office:value="9000" calcext:value-type="float">
            <text:p>$9,000</text:p>
          </table:table-cell>
          <table:table-cell table:style-name="ce69" office:value-type="float" office:value="7650" calcext:value-type="float">
            <text:p>$7,650</text:p>
          </table:table-cell>
          <table:table-cell table:style-name="ce74" table:formula="of:=1-([.I101]/[.H101])" office:value-type="percentage" office:value="0.15" calcext:value-type="percentage">
            <text:p>15%</text:p>
          </table:table-cell>
          <table:table-cell table:style-name="ce75" table:formula="of:=([.H101]-[.I101])*12" office:value-type="float" office:value="16200" calcext:value-type="float">
            <text:p>$16,20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40" office:value-type="string" calcext:value-type="string">
            <text:p>CV#118713</text:p>
          </table:table-cell>
          <table:table-cell table:style-name="ce40" office:value-type="string" calcext:value-type="string">
            <text:p>ELAN Active l Stand-by</text:p>
          </table:table-cell>
          <table:table-cell table:style-name="ce45" table:number-columns-repeated="6"/>
          <table:table-cell table:number-columns-repeated="1015"/>
        </table:table-row>
        <table:table-row table:style-name="ro1">
          <table:table-cell table:style-name="ce46" office:value-type="string" calcext:value-type="string">
            <text:p>10Gigs</text:p>
          </table:table-cell>
          <table:table-cell table:style-name="ce40" office:value-type="string" calcext:value-type="string">
            <text:p>Ethernet PTP ELINE</text:p>
          </table:table-cell>
          <table:table-cell table:style-name="ce52" office:value-type="string" calcext:value-type="string" table:number-columns-spanned="3" table:number-rows-spanned="1">
            <text:p>7500 W Sunrise Blvd- 5th Building Plantation,FL 33322</text:p>
          </table:table-cell>
          <table:covered-table-cell table:number-columns-repeated="2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45" table:number-columns-repeated="2"/>
          <table:table-cell table:number-columns-repeated="1015"/>
        </table:table-row>
        <table:table-row table:style-name="ro1">
          <table:table-cell table:style-name="ce48"/>
          <table:table-cell table:style-name="ce40" office:value-type="string" calcext:value-type="string">
            <text:p>Lag Protection</text:p>
          </table:table-cell>
          <table:table-cell table:style-name="ce52" office:value-type="string" calcext:value-type="string" table:number-columns-spanned="2" table:number-rows-spanned="1">
            <text:p>50 NE 9th St - MMR Miami,FL 33132</text:p>
          </table:table-cell>
          <table:covered-table-cell/>
          <table:table-cell table:style-name="ce45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69" office:value-type="float" office:value="9000" calcext:value-type="float">
            <text:p>$9,000</text:p>
          </table:table-cell>
          <table:table-cell table:style-name="ce69" office:value-type="float" office:value="7650" calcext:value-type="float">
            <text:p>$7,650</text:p>
          </table:table-cell>
          <table:table-cell table:style-name="ce74" table:formula="of:=1-([.I104]/[.H104])" office:value-type="percentage" office:value="0.15" calcext:value-type="percentage">
            <text:p>15%</text:p>
          </table:table-cell>
          <table:table-cell table:style-name="ce75" table:formula="of:=([.H104]-[.I104])*12" office:value-type="float" office:value="16200" calcext:value-type="float">
            <text:p>$16,20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40" office:value-type="string" calcext:value-type="string">
            <text:p>CV#118713</text:p>
          </table:table-cell>
          <table:table-cell table:style-name="ce40" office:value-type="string" calcext:value-type="string">
            <text:p>ELINE Active l Active</text:p>
          </table:table-cell>
          <table:table-cell table:style-name="ce45" table:number-columns-repeated="6"/>
          <table:table-cell table:number-columns-repeated="1015"/>
        </table:table-row>
        <table:table-row table:style-name="ro1">
          <table:table-cell table:style-name="ce46" office:value-type="string" calcext:value-type="string">
            <text:p>10Gigs</text:p>
          </table:table-cell>
          <table:table-cell table:style-name="ce40" office:value-type="string" calcext:value-type="string">
            <text:p>Ethernet PTP</text:p>
          </table:table-cell>
          <table:table-cell table:style-name="ce52" office:value-type="string" calcext:value-type="string" table:number-columns-spanned="3" table:number-rows-spanned="1">
            <text:p>550 W Cypress Creek Rd, Ft Lauderdale, FL 33309</text:p>
          </table:table-cell>
          <table:covered-table-cell table:number-columns-repeated="2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45" table:number-columns-repeated="2"/>
          <table:table-cell table:number-columns-repeated="1015"/>
        </table:table-row>
        <table:table-row table:style-name="ro1">
          <table:table-cell table:style-name="ce19" office:value-type="string" calcext:value-type="string">
            <text:p>2 Year</text:p>
          </table:table-cell>
          <table:table-cell table:style-name="ce40" office:value-type="string" calcext:value-type="string">
            <text:p>CV#128617</text:p>
          </table:table-cell>
          <table:table-cell table:style-name="ce52" office:value-type="string" calcext:value-type="string" table:number-columns-spanned="2" table:number-rows-spanned="1">
            <text:p>50 NE 9th St - MMR Miami,FL 33132</text:p>
          </table:table-cell>
          <table:covered-table-cell/>
          <table:table-cell table:style-name="ce45"/>
          <table:table-cell table:style-name="ce40" office:value-type="string" calcext:value-type="string">
            <text:p>PTP</text:p>
          </table:table-cell>
          <table:table-cell table:style-name="ce68" office:value-type="float" office:value="24" calcext:value-type="float">
            <text:p>24</text:p>
          </table:table-cell>
          <table:table-cell table:style-name="ce69" office:value-type="float" office:value="1805" calcext:value-type="float">
            <text:p>$1,805</text:p>
          </table:table-cell>
          <table:table-cell table:style-name="ce69" office:value-type="float" office:value="1588" calcext:value-type="float">
            <text:p>$1,588</text:p>
          </table:table-cell>
          <table:table-cell table:style-name="ce74" table:formula="of:=1-([.I107]/[.H107])" office:value-type="percentage" office:value="0.120221606648199" calcext:value-type="percentage">
            <text:p>12%</text:p>
          </table:table-cell>
          <table:table-cell table:style-name="ce75" table:formula="of:=([.H107]-[.I107])*12" office:value-type="float" office:value="2604" calcext:value-type="float">
            <text:p>$2,604</text:p>
          </table:table-cell>
          <table:table-cell table:number-columns-repeated="1013"/>
        </table:table-row>
        <table:table-row table:style-name="ro1">
          <table:table-cell/>
          <table:table-cell table:style-name="ce45" table:number-columns-repeated="6"/>
          <table:table-cell table:style-name="ce70" table:formula="of:=SUM([.H95:.H107])" office:value-type="float" office:value="32915" calcext:value-type="float">
            <text:p>$32,915</text:p>
          </table:table-cell>
          <table:table-cell table:style-name="ce70" table:formula="of:=SUM([.I95:.I107])" office:value-type="float" office:value="27316" calcext:value-type="float">
            <text:p>$27,316</text:p>
          </table:table-cell>
          <table:table-cell table:style-name="ce74" table:formula="of:=1-([.I108]/[.H108])" office:value-type="percentage" office:value="0.170104815433693" calcext:value-type="percentage">
            <text:p>17%</text:p>
          </table:table-cell>
          <table:table-cell table:style-name="ce75" table:formula="of:=SUM([.K95:.K107])" office:value-type="float" office:value="67188" calcext:value-type="float">
            <text:p>$67,1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P2P &amp; DIA</text:p>
          </table:table-cell>
          <table:table-cell table:style-name="ce55" office:value-type="date" office:date-value="2020-02-07" calcext:value-type="date">
            <text:p>2/7/2020</text:p>
          </table:table-cell>
          <table:table-cell/>
          <table:table-cell table:style-name="ce64" table:formula="of:=4367.88+626" office:value-type="float" office:value="4993.88" calcext:value-type="float">
            <text:p>$4,993.88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 table:style-name="ce19" office:value-type="string" calcext:value-type="string">
            <text:p>Boulder</text:p>
          </table:table-cell>
          <table:table-cell table:style-name="ce53" office:value-type="string" calcext:value-type="string">
            <text:p>P2P 1G</text:p>
          </table:table-cell>
          <table:table-cell table:style-name="ce19" office:value-type="float" office:value="36" calcext:value-type="float">
            <text:p>36</text:p>
          </table:table-cell>
          <table:table-cell/>
          <table:table-cell table:style-name="ce64" office:value-type="float" office:value="3282.8" calcext:value-type="float">
            <text:p>$3,282.80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Zayo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120d build</text:p>
          </table:table-cell>
          <table:table-cell/>
          <table:table-cell table:style-name="ce19" office:value-type="string" calcext:value-type="string">
            <text:p>P2P</text:p>
          </table:table-cell>
          <table:table-cell table:style-name="ce19" office:value-type="float" office:value="24" calcext:value-type="float">
            <text:p>24</text:p>
          </table:table-cell>
          <table:table-cell table:style-name="ce13" office:value-type="float" office:value="3183" calcext:value-type="float">
            <text:p>$3,183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Zayo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120d build</text:p>
          </table:table-cell>
          <table:table-cell/>
          <table:table-cell table:style-name="ce19" office:value-type="string" calcext:value-type="string">
            <text:p>DIA</text:p>
          </table:table-cell>
          <table:table-cell table:style-name="ce19" office:value-type="float" office:value="24" calcext:value-type="float">
            <text:p>24</text:p>
          </table:table-cell>
          <table:table-cell table:style-name="ce13" office:value-type="float" office:value="2740" calcext:value-type="float">
            <text:p>$2,74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P2P 1G</text:p>
          </table:table-cell>
          <table:table-cell/>
          <table:table-cell table:style-name="ce19" office:value-type="string" calcext:value-type="string">
            <text:p>P2P</text:p>
          </table:table-cell>
          <table:table-cell table:style-name="ce19" office:value-type="float" office:value="36" calcext:value-type="float">
            <text:p>36</text:p>
          </table:table-cell>
          <table:table-cell table:style-name="ce64" table:formula="of:=1710.4+59.9" office:value-type="float" office:value="1770.3" calcext:value-type="float">
            <text:p>$1,770.3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GTT</text:p>
          </table:table-cell>
          <table:table-cell table:style-name="ce19" office:value-type="string" calcext:value-type="string">
            <text:p>Boulder</text:p>
          </table:table-cell>
          <table:table-cell table:style-name="ce19" office:value-type="string" calcext:value-type="string">
            <text:p>P2P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P2P</text:p>
          </table:table-cell>
          <table:table-cell table:style-name="ce19" office:value-type="float" office:value="36" calcext:value-type="float">
            <text:p>36</text:p>
          </table:table-cell>
          <table:table-cell table:style-name="ce64" office:value-type="float" office:value="1465" calcext:value-type="float">
            <text:p>$1,465.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San Jose</text:p>
          </table:table-cell>
          <table:table-cell table:style-name="ce19" office:value-type="string" calcext:value-type="string">
            <text:p>Pursuing option to Equinix SV3 @ 1735 Lundy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GTT</text:p>
          </table:table-cell>
          <table:table-cell/>
          <table:table-cell table:style-name="ce19" office:value-type="string" calcext:value-type="string">
            <text:p>build</text:p>
          </table:table-cell>
          <table:table-cell table:number-columns-repeated="2"/>
          <table:table-cell table:style-name="ce13" office:value-type="float" office:value="800" calcext:value-type="float">
            <text:p>$800</text:p>
          </table:table-cell>
          <table:table-cell table:style-name="ce13" office:value-type="float" office:value="1100" calcext:value-type="float">
            <text:p>$1,10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gent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Comcast</text:p>
          </table:table-cell>
          <table:table-cell/>
          <table:table-cell table:style-name="ce19" office:value-type="string" calcext:value-type="string">
            <text:p>On net</text:p>
          </table:table-cell>
          <table:table-cell table:number-columns-repeated="3"/>
          <table:table-cell table:style-name="ce13" office:value-type="float" office:value="1629" calcext:value-type="float">
            <text:p>$1,629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entury Link</text:p>
          </table:table-cell>
          <table:table-cell/>
          <table:table-cell table:style-name="ce19" office:value-type="string" calcext:value-type="string">
            <text:p>Requires build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Zayo</text:p>
          </table:table-cell>
          <table:table-cell table:number-columns-repeated="5"/>
          <table:table-cell table:style-name="ce13" office:value-type="float" office:value="2815" calcext:value-type="float">
            <text:p>$2,81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AT&amp;T</text:p>
          </table:table-cell>
          <table:table-cell/>
          <table:table-cell table:style-name="ce19" office:value-type="string" calcext:value-type="string">
            <text:p>60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Init7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1Gb DIA</text:p>
          </table:table-cell>
          <table:table-cell table:style-name="ce55" office:value-type="date" office:date-value="2019-08-03" calcext:value-type="date">
            <text:p>8/3/2019</text:p>
          </table:table-cell>
          <table:table-cell table:style-name="ce19" office:value-type="string" calcext:value-type="string">
            <text:p>3333 CHF</text:p>
          </table:table-cell>
          <table:table-cell table:style-name="ce65" table:formula="of:=[.K126]/12" office:value-type="float" office:value="274.2975" calcext:value-type="float">
            <text:p>$274.30</text:p>
          </table:table-cell>
          <table:table-cell table:number-columns-repeated="4"/>
          <table:table-cell table:style-name="ce64" office:value-type="float" office:value="3291.57" calcext:value-type="float">
            <text:p>$3,291.57</text:p>
          </table:table-cell>
          <table:table-cell table:style-name="ce19" office:value-type="string" calcext:value-type="string">
            <text:p>per year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1Gb DIA</text:p>
          </table:table-cell>
          <table:table-cell table:number-columns-repeated="3"/>
          <table:table-cell table:style-name="ce13" office:value-type="float" office:value="1476.42" calcext:value-type="float">
            <text:p>$1,476</text:p>
          </table:table-cell>
          <table:table-cell table:number-columns-repeated="2"/>
          <table:table-cell table:style-name="ce19" office:value-type="string" calcext:value-type="string">
            <text:p>3500 CHF for 2 year term,1000 CHF for 3 year term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Accounting for NRC/24</text:p>
          </table:table-cell>
          <table:table-cell table:number-columns-repeated="3"/>
          <table:table-cell table:style-name="ce13" table:formula="of:=[.J128]" office:value-type="float" office:value="145.8333333" calcext:value-type="float">
            <text:p>$146</text:p>
          </table:table-cell>
          <table:table-cell table:number-columns-repeated="2"/>
          <table:table-cell table:style-name="ce19" table:formula="of:=3500/24" office:value-type="float" office:value="145.8333333" calcext:value-type="float">
            <text:p>145.8333333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number-columns-repeated="4"/>
          <table:table-cell table:style-name="ce13" table:formula="of:=[.G127]+[.G128]" office:value-type="float" office:value="1622.253333" calcext:value-type="float">
            <text:p>$1,622</text:p>
          </table:table-cell>
          <table:table-cell table:style-name="ce64" table:formula="of:=[.K126]-[.G129]" office:value-type="float" office:value="1669.316667" calcext:value-type="float">
            <text:p>$1,669.32</text:p>
          </table:table-cell>
          <table:table-cell table:style-name="ce72" table:formula="of:=[.H129]*12" office:value-type="float" office:value="20031.8" calcext:value-type="float">
            <text:p>$20,031.8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1Gb P2P to Equinix</text:p>
          </table:table-cell>
          <table:table-cell table:number-columns-repeated="3"/>
          <table:table-cell table:style-name="ce13" office:value-type="float" office:value="1550" calcext:value-type="float">
            <text:p>$1,550</text:p>
          </table:table-cell>
          <table:table-cell table:number-columns-repeated="2"/>
          <table:table-cell table:style-name="ce19" office:value-type="string" calcext:value-type="string">
            <text:p>3500 CHF for 2 year term,1000 CHF for 3 year term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1Gb P2P to Lausanne</text:p>
          </table:table-cell>
          <table:table-cell table:number-columns-repeated="3"/>
          <table:table-cell table:style-name="ce19" office:value-type="float" office:value="1550" calcext:value-type="float">
            <text:p>1550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World-Connect</text:p>
          </table:table-cell>
          <table:table-cell table:style-name="ce19" office:value-type="string" calcext:value-type="string">
            <text:p>Zurich</text:p>
          </table:table-cell>
          <table:table-cell table:style-name="ce19" office:value-type="string" calcext:value-type="string">
            <text:p>10Gb P2P to Lausanne</text:p>
          </table:table-cell>
          <table:table-cell table:number-columns-repeated="3"/>
          <table:table-cell table:style-name="ce19" office:value-type="float" office:value="2695" calcext:value-type="float">
            <text:p>269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Verizon</text:p>
          </table:table-cell>
          <table:table-cell table:style-name="ce19" office:value-type="string" calcext:value-type="string">
            <text:p>NAPW DIA</text:p>
          </table:table-cell>
          <table:table-cell table:style-name="ce19" office:value-type="string" calcext:value-type="string">
            <text:p>Currently 1Gb, to 10Gb with minimal MRC</text:p>
          </table:table-cell>
          <table:table-cell table:style-name="ce19" office:value-type="string" calcext:value-type="string">
            <text:p>Cogent</text:p>
          </table:table-cell>
          <table:table-cell/>
          <table:table-cell table:style-name="ce13" table:formula="of:=[$Summary.C47]" office:value-type="float" office:value="2530" calcext:value-type="float">
            <text:p>$2,530</text:p>
          </table:table-cell>
          <table:table-cell table:style-name="ce13" table:formula="of:=[$Summary.D47]" office:value-type="float" office:value="2600" calcext:value-type="float">
            <text:p>$2,600</text:p>
          </table:table-cell>
          <table:table-cell table:style-name="ce13" table:formula="of:=[$Summary.C47]-[$Summary.D47]" office:value-type="float" office:value="-70" calcext:value-type="float">
            <text:p>-$70</text:p>
          </table:table-cell>
          <table:table-cell table:style-name="ce13" table:formula="of:=[.H137]*12" office:value-type="float" office:value="-840" calcext:value-type="float">
            <text:p>-$840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NAPE DIA</text:p>
          </table:table-cell>
          <table:table-cell table:style-name="ce19" office:value-type="string" calcext:value-type="string">
            <text:p>Currently 1Gb, to 10Gb with savings</text:p>
          </table:table-cell>
          <table:table-cell table:style-name="ce19" office:value-type="string" calcext:value-type="string">
            <text:p>Hurricane Electric</text:p>
          </table:table-cell>
          <table:table-cell/>
          <table:table-cell table:style-name="ce13" table:formula="of:=[$Summary.C48]" office:value-type="float" office:value="2530" calcext:value-type="float">
            <text:p>$2,530</text:p>
          </table:table-cell>
          <table:table-cell table:style-name="ce13" table:formula="of:=[$Summary.D48]" office:value-type="float" office:value="1500" calcext:value-type="float">
            <text:p>$1,500</text:p>
          </table:table-cell>
          <table:table-cell table:style-name="ce13" table:formula="of:=[$Summary.C48]-[$Summary.D48]" office:value-type="float" office:value="1030" calcext:value-type="float">
            <text:p>$1,030</text:p>
          </table:table-cell>
          <table:table-cell table:style-name="ce13" table:formula="of:=[.H138]*12" office:value-type="float" office:value="12360" calcext:value-type="float">
            <text:p>$12,36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[.I138]+[.I137]" office:value-type="float" office:value="11520" calcext:value-type="float">
            <text:p>$11,520</text:p>
          </table:table-cell>
          <table:table-cell table:number-columns-repeated="1015"/>
        </table:table-row>
        <table:table-row table:style-name="ro1" table:number-rows-repeated="19">
          <table:table-cell table:number-columns-repeated="1024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 table:number-rows-repeated="82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PW Power savings" table:style-name="ta3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WS</text:p>
          </table:table-cell>
          <table:table-cell table:style-name="ce8" office:value-type="float" office:value="1440" calcext:value-type="float">
            <text:p>$1,440</text:p>
          </table:table-cell>
          <table:table-cell table:style-name="ce8" table:formula="of:=[.B2]*[.C$1]" office:value-type="float" office:value="4320" calcext:value-type="float">
            <text:p>$4,32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rown Castle</text:p>
          </table:table-cell>
          <table:table-cell table:style-name="ce8" office:value-type="float" office:value="11874" calcext:value-type="float">
            <text:p>$11,874</text:p>
          </table:table-cell>
          <table:table-cell table:style-name="ce8" table:formula="of:=[.B3]*[.C$1]" office:value-type="float" office:value="35622" calcext:value-type="float">
            <text:p>$35,622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ouisville</text:p>
          </table:table-cell>
          <table:table-cell table:style-name="ce8" office:value-type="float" office:value="2763" calcext:value-type="float">
            <text:p>$2,763</text:p>
          </table:table-cell>
          <table:table-cell table:style-name="ce8" table:formula="of:=[.B4]*[.C$1]" office:value-type="float" office:value="8289" calcext:value-type="float">
            <text:p>$8,289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vings</text:p>
          </table:table-cell>
          <table:table-cell table:style-name="ce8" table:formula="of:=SUM([.B2:.B4])" office:value-type="float" office:value="16077" calcext:value-type="float">
            <text:p>$16,077</text:p>
          </table:table-cell>
          <table:table-cell table:style-name="ce8" table:formula="of:=SUM([.C2:.C4])" office:value-type="float" office:value="48231" calcext:value-type="float">
            <text:p>$48,231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>
            <text:p>San Francisco</text:p>
          </table:table-cell>
          <table:table-cell table:style-name="ce8" office:value-type="float" office:value="3350" calcext:value-type="float">
            <text:p>$3,350</text:p>
          </table:table-cell>
          <table:table-cell table:style-name="ce8" table:formula="of:=[.B7]*[.C$1]" office:value-type="float" office:value="10050" calcext:value-type="float">
            <text:p>$10,0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n Jose</text:p>
          </table:table-cell>
          <table:table-cell table:style-name="ce8" office:value-type="float" office:value="2550" calcext:value-type="float">
            <text:p>$2,550</text:p>
          </table:table-cell>
          <table:table-cell table:style-name="ce8" table:formula="of:=[.B8]*[.C$1]" office:value-type="float" office:value="7650" calcext:value-type="float">
            <text:p>$7,65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table:formula="of:=SUM([.B7:.B8])" office:value-type="float" office:value="5900" calcext:value-type="float">
            <text:p>$5,900</text:p>
          </table:table-cell>
          <table:table-cell table:style-name="ce8" table:formula="of:=SUM([.C7:.C8])" office:value-type="float" office:value="17700" calcext:value-type="float">
            <text:p>$17,70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 table:formula="of:=[.C5]-[.C9]" office:value-type="float" office:value="30531" calcext:value-type="float">
            <text:p>$30,5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6" office:value-type="string" calcext:value-type="string">
            <text:p>NAPW Power streamlining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77" office:value-type="string" calcext:value-type="string">
            <text:p>Account No</text:p>
          </table:table-cell>
          <table:table-cell table:style-name="ce77" office:value-type="float" office:value="351022" calcext:value-type="float">
            <text:p>351022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Account Name</text:p>
          </table:table-cell>
          <table:table-cell table:style-name="ce77" office:value-type="string" calcext:value-type="string">
            <text:p>Magic Leap, Inc.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System Name</text:p>
          </table:table-cell>
          <table:table-cell table:style-name="ce77" office:value-type="string" calcext:value-type="string">
            <text:p>SV15:01:511060:Magic Leap, Inc.</text:p>
          </table:table-cell>
          <table:table-cell table:number-columns-repeated="1022"/>
        </table:table-row>
        <table:table-row table:style-name="ro1">
          <table:table-cell table:style-name="ce77" office:value-type="string" calcext:value-type="string">
            <text:p>Billing Agreement#</text:p>
          </table:table-cell>
          <table:table-cell table:style-name="ce77" office:value-type="string" calcext:value-type="string">
            <text:p>55142-SO-0004</text:p>
          </table:table-cell>
          <table:table-cell table:number-columns-repeated="2"/>
          <table:table-cell table:style-name="ce82" table:formula="of:=TODAY()" office:value-type="date" office:date-value="2021-05-06" calcext:value-type="date">
            <text:p>5/6/2021</text:p>
          </table:table-cell>
          <table:table-cell table:number-columns-repeated="1019"/>
        </table:table-row>
        <table:table-row table:style-name="ro1">
          <table:table-cell table:style-name="ce77" office:value-type="string" calcext:value-type="string">
            <text:p>Quote Number</text:p>
          </table:table-cell>
          <table:table-cell table:style-name="ce77" office:value-type="string" calcext:value-type="string">
            <text:p>1-188678901127</text:p>
          </table:table-cell>
          <table:table-cell table:number-columns-repeated="2"/>
          <table:table-cell table:style-name="ce83" office:value-type="date" office:date-value="2020-02-28" calcext:value-type="date">
            <text:p>02/28/2020</text:p>
          </table:table-cell>
          <table:table-cell table:number-columns-repeated="1019"/>
        </table:table-row>
        <table:table-row table:style-name="ro1">
          <table:table-cell table:style-name="ce77" office:value-type="string" calcext:value-type="string">
            <text:p>Cabinet Number</text:p>
          </table:table-cell>
          <table:table-cell table:style-name="ce77" office:value-type="string" calcext:value-type="string">
            <text:p>Product</text:p>
          </table:table-cell>
          <table:table-cell table:style-name="ce77" office:value-type="string" calcext:value-type="string">
            <text:p>Serial Number</text:p>
          </table:table-cell>
          <table:table-cell table:style-name="ce80" office:value-type="string" calcext:value-type="string">
            <text:p>Current Billing MRC (Unit Price)</text:p>
          </table:table-cell>
          <table:table-cell table:style-name="ce19" office:value-type="string" calcext:value-type="string">
            <text:p>Months to term</text:p>
          </table:table-cell>
          <table:table-cell table:style-name="ce19" office:value-type="string" calcext:value-type="string">
            <text:p>Early term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166H14M00.000000014S" calcext:value-type="time">
            <text:p>72166:14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166H15M59.999999986S" calcext:value-type="time">
            <text:p>72166:16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167H10M00.000000017S" calcext:value-type="time">
            <text:p>72167:10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167H11M59.99999999S" calcext:value-type="time">
            <text:p>72167:12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266H22M59.999999993S" calcext:value-type="time">
            <text:p>72266:23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266H24M59.999999965S" calcext:value-type="time">
            <text:p>72266:25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267H17M59.999999958S" calcext:value-type="time">
            <text:p>72267:18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267H20M59.999999969S" calcext:value-type="time">
            <text:p>72267:21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363H56M59.99999999S" calcext:value-type="time">
            <text:p>72363:57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364H00M59.999999986S" calcext:value-type="time">
            <text:p>72364:01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364H59M00.000000014S" calcext:value-type="time">
            <text:p>72364:59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365H55M00.000000017S" calcext:value-type="time">
            <text:p>72365:55:00</text:p>
          </table:table-cell>
          <table:table-cell table:style-name="ce81" office:value-type="float" office:value="1491" calcext:value-type="float">
            <text:p>$1,491.0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364H58M00.000000028S" calcext:value-type="time">
            <text:p>72364:58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7" office:value-type="string" calcext:value-type="string">
            <text:p>AC Circuit</text:p>
          </table:table-cell>
          <table:table-cell table:style-name="ce79" office:value-type="time" office:time-value="PT72464H03M59.999999997S" calcext:value-type="time">
            <text:p>72464:04:00</text:p>
          </table:table-cell>
          <table:table-cell table:style-name="ce81" office:value-type="float" office:value="745.5" calcext:value-type="float">
            <text:p>$745.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64" table:formula="of:=SUM([.D20:.D33])" office:value-type="float" office:value="16401" calcext:value-type="float">
            <text:p>$16,401.00</text:p>
          </table:table-cell>
          <table:table-cell table:style-name="ce19" table:formula="of:=INT(([.E18]-[.E17])/29)" office:value-type="float" office:value="-15" calcext:value-type="float">
            <text:p>-15</text:p>
          </table:table-cell>
          <table:table-cell table:style-name="ce64" table:formula="of:=[.D34]*[.E34]" office:value-type="float" office:value="-246015" calcext:value-type="float">
            <text:p>-$246,015.00</text:p>
          </table:table-cell>
          <table:table-cell table:number-columns-repeated="1018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0" loext:min-decimal-places="0" number:min-integer-digits="1" number:grouping="true"/>
    </number:number-style>
    <number:number-style style:name="N126">
      <number:number number:decimal-places="1" loext:min-decimal-places="1" number:min-integer-digits="1"/>
    </number:number-style>
    <number:date-style style:name="N127">
      <number:month number:style="long"/>
      <number:text>/</number:text>
      <number:year number:style="long"/>
    </number:date-style>
    <number:date-style style:name="N128">
      <number:month/>
      <number:text>/</number:text>
      <number:year number:style="long"/>
    </number:date-style>
    <number:date-style style:name="N129">
      <number:month/>
      <number:text>/</number:text>
      <number:day/>
      <number:text>/</number:text>
      <number:year number:style="long"/>
    </number:date-style>
    <number:number-style style:name="N130">
      <number:text>$</number:text>
      <number:number number:decimal-places="2" loext:min-decimal-places="2" number:min-integer-digits="1" number:grouping="true"/>
    </number:number-style>
    <number:number-style style:name="N131">
      <number:number number:decimal-places="0" loext:min-decimal-places="0" number:min-integer-digits="1" number:grouping="true"/>
      <number:text>$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s" style:display-name="PageStyle_Detai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PW_20_Power_20_savings" style:display-name="PageStyle_NAPW Power sav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045" meta:object-count="0"/>
    <meta:generator>LibreOfficeDev/6.0.5.2$Linux_X86_64 LibreOffice_project/</meta:generator>
  </office:meta>
</office:document-meta>
</file>